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02.76pt"/>
    </style:style>
    <style:style style:name="co2" style:family="table-column">
      <style:table-column-properties fo:break-before="auto" style:column-width="145.5pt"/>
    </style:style>
    <style:style style:name="co3" style:family="table-column">
      <style:table-column-properties fo:break-before="auto" style:column-width="126.74pt"/>
    </style:style>
    <style:style style:name="co4" style:family="table-column">
      <style:table-column-properties fo:break-before="auto" style:column-width="120.76pt"/>
    </style:style>
    <style:style style:name="co5" style:family="table-column">
      <style:table-column-properties fo:break-before="auto" style:column-width="119.25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114.75pt"/>
    </style:style>
    <style:style style:name="co8" style:family="table-column">
      <style:table-column-properties fo:break-before="auto" style:column-width="90pt"/>
    </style:style>
    <style:style style:name="co9" style:family="table-column">
      <style:table-column-properties fo:break-before="auto" style:column-width="131.24pt"/>
    </style:style>
    <style:style style:name="co10" style:family="table-column">
      <style:table-column-properties fo:break-before="auto" style:column-width="124.5pt"/>
    </style:style>
    <style:style style:name="co11" style:family="table-column">
      <style:table-column-properties fo:break-before="auto" style:column-width="132.01pt"/>
    </style:style>
    <style:style style:name="co12" style:family="table-column">
      <style:table-column-properties fo:break-before="auto" style:column-width="117.75pt"/>
    </style:style>
    <style:style style:name="co13" style:family="table-column">
      <style:table-column-properties fo:break-before="auto" style:column-width="100.49pt"/>
    </style:style>
    <style:style style:name="co14" style:family="table-column">
      <style:table-column-properties fo:break-before="auto" style:column-width="101.25pt"/>
    </style:style>
    <style:style style:name="co15" style:family="table-column">
      <style:table-column-properties fo:break-before="auto" style:column-width="136.49pt"/>
    </style:style>
    <style:style style:name="co16" style:family="table-column">
      <style:table-column-properties fo:break-before="auto" style:column-width="111pt"/>
    </style:style>
    <style:style style:name="co17" style:family="table-column">
      <style:table-column-properties fo:break-before="auto" style:column-width="112.51pt"/>
    </style:style>
    <style:style style:name="co18" style:family="table-column">
      <style:table-column-properties fo:break-before="auto" style:column-width="108.74pt"/>
    </style:style>
    <style:style style:name="co19" style:family="table-column">
      <style:table-column-properties fo:break-before="auto" style:column-width="108pt"/>
    </style:style>
    <style:style style:name="co20" style:family="table-column">
      <style:table-column-properties fo:break-before="auto" style:column-width="275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ain">
      <style:table-properties table:display="true" style:writing-mode="lr-tb"/>
    </style:style>
    <style:style style:name="ta2" style:family="table" style:master-page-name="PageStyle_5f_pop">
      <style:table-properties table:display="true" style:writing-mode="lr-tb"/>
    </style:style>
    <style:style style:name="ta3" style:family="table" style:master-page-name="PageStyle_5f_black">
      <style:table-properties table:display="true" style:writing-mode="lr-tb"/>
    </style:style>
    <style:style style:name="ta4" style:family="table" style:master-page-name="PageStyle_5f_hispanic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mbria" fo:font-size="11pt" fo:font-weight="normal" style:text-underline-style="none" style:text-underline-color="font-color" style:text-line-through-type="none" fo:font-style="italic" style:text-outline="false" fo:text-shadow="none" style:text-position="0%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10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owners Grove Village</text:p>
          </table:table-cell>
          <table:table-cell table:style-name="ce1" office:value-type="string" calcext:value-type="string">
            <text:p>Lisle Village</text:p>
          </table:table-cell>
          <table:table-cell table:style-name="ce1" office:value-type="string" calcext:value-type="string">
            <text:p>Woodridge Village</text:p>
          </table:table-cell>
          <table:table-cell table:style-name="ce1" office:value-type="string" calcext:value-type="string">
            <text:p>Du Page County</text:p>
          </table:table-cell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United Stat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960 pop</text:p>
          </table:table-cell>
          <table:table-cell table:style-name="ce4" office:value-type="float" office:value="21154" calcext:value-type="float">
            <text:p>21,154</text:p>
          </table:table-cell>
          <table:table-cell table:style-name="ce4" office:value-type="float" office:value="4219" calcext:value-type="float">
            <text:p>4,219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313459" calcext:value-type="float">
            <text:p>313,459</text:p>
          </table:table-cell>
          <table:table-cell table:style-name="ce4" office:value-type="float" office:value="10081158" calcext:value-type="float">
            <text:p>10,081,158</text:p>
          </table:table-cell>
          <table:table-cell table:style-name="ce4" office:value-type="float" office:value="179323175" calcext:value-type="float">
            <text:p>179,323,1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960 %black</text:p>
          </table:table-cell>
          <table:table-cell table:style-name="ce5" table:formula="of:=25/[.B2]" office:value-type="string" office:string-value="0.12%" calcext:value-type="string">
            <text:p>0.12%</text:p>
          </table:table-cell>
          <table:table-cell table:style-name="ce5" table:formula="of:=15/[.C2]" office:value-type="string" office:string-value="0.36%" calcext:value-type="string">
            <text:p>0.36%</text:p>
          </table:table-cell>
          <table:table-cell table:style-name="ce3"/>
          <table:table-cell table:style-name="ce5" table:formula="of:=(355+322)/[.E2]" office:value-type="string" office:string-value="0.22%" calcext:value-type="string">
            <text:p>0.22%</text:p>
          </table:table-cell>
          <table:table-cell table:style-name="ce5" table:formula="of:=1037470/[.F2]" office:value-type="string" office:string-value="10.29%" calcext:value-type="string">
            <text:p>10.29%</text:p>
          </table:table-cell>
          <table:table-cell table:style-name="ce7" office:value-type="percentage" office:value="0.105" calcext:value-type="percentage">
            <text:p>10.50%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960 %hispanic</text:p>
          </table:table-cell>
          <table:table-cell table:style-name="ce5" table:formula="of:=18/[.B2]" office:value-type="string" office:string-value="0.09%" calcext:value-type="string">
            <text:p>0.09%</text:p>
          </table:table-cell>
          <table:table-cell table:style-name="ce7" table:formula="of:=20/[.C2]" office:value-type="string" office:string-value="0.47%" calcext:value-type="string">
            <text:p>0.47%</text:p>
          </table:table-cell>
          <table:table-cell table:style-name="ce3"/>
          <table:table-cell table:style-name="ce5" table:formula="of:=92/[.E2]" office:value-type="string" office:string-value="0.03%" calcext:value-type="string">
            <text:p>0.03%</text:p>
          </table:table-cell>
          <table:table-cell table:style-name="ce5" table:formula="of:=4024/[.F2]" office:value-type="string" office:string-value="0.04%" calcext:value-type="string">
            <text:p>0.04%</text:p>
          </table:table-cell>
          <table:table-cell table:style-name="ce7" office:value-type="percentage" office:value="0.032" calcext:value-type="percentage">
            <text:p>3.20%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1970 pop</text:p>
          </table:table-cell>
          <table:table-cell table:style-name="ce4" office:value-type="float" office:value="32751" calcext:value-type="float">
            <text:p>32,751</text:p>
          </table:table-cell>
          <table:table-cell table:style-name="ce4" office:value-type="float" office:value="5329" calcext:value-type="float">
            <text:p>5,329</text:p>
          </table:table-cell>
          <table:table-cell table:style-name="ce4" office:value-type="float" office:value="11028" calcext:value-type="float">
            <text:p>11,028</text:p>
          </table:table-cell>
          <table:table-cell table:style-name="ce4" office:value-type="float" office:value="491882" calcext:value-type="float">
            <text:p>491,882</text:p>
          </table:table-cell>
          <table:table-cell table:style-name="ce4" office:value-type="float" office:value="11113976" calcext:value-type="float">
            <text:p>11,113,976</text:p>
          </table:table-cell>
          <table:table-cell table:style-name="ce4" office:value-type="float" office:value="203392031" calcext:value-type="float">
            <text:p>203,392,03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970 %black</text:p>
          </table:table-cell>
          <table:table-cell table:style-name="ce5" table:formula="of:=62/[.B6]" office:value-type="string" office:string-value="0.19%" calcext:value-type="string">
            <text:p>0.19%</text:p>
          </table:table-cell>
          <table:table-cell table:style-name="ce7" office:value-type="percentage" office:value="0.004" calcext:value-type="percentage">
            <text:p>0.40%</text:p>
          </table:table-cell>
          <table:table-cell table:style-name="ce5" table:formula="of:=34/[.D6]" office:value-type="string" office:string-value="0.31%" calcext:value-type="string">
            <text:p>0.31%</text:p>
          </table:table-cell>
          <table:table-cell table:style-name="ce5" table:formula="of:=1652/[.E6]" office:value-type="string" office:string-value="0.34%" calcext:value-type="string">
            <text:p>0.34%</text:p>
          </table:table-cell>
          <table:table-cell table:style-name="ce5" table:formula="of:=1425674/[.F6]" office:value-type="string" office:string-value="12.83%" calcext:value-type="string">
            <text:p>12.83%</text:p>
          </table:table-cell>
          <table:table-cell table:style-name="ce7" office:value-type="percentage" office:value="0.111" calcext:value-type="percentage">
            <text:p>11.10%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970 %hispanic</text:p>
          </table:table-cell>
          <table:table-cell table:style-name="ce5" table:formula="of:=73/[.B6]" office:value-type="string" office:string-value="0.22%" calcext:value-type="string">
            <text:p>0.22%</text:p>
          </table:table-cell>
          <table:table-cell table:style-name="ce5" table:formula="of:=7/[.C6]" office:value-type="string" office:string-value="0.13%" calcext:value-type="string">
            <text:p>0.13%</text:p>
          </table:table-cell>
          <table:table-cell table:style-name="ce5" table:formula="of:=30/[.D6]" office:value-type="string" office:string-value="0.27%" calcext:value-type="string">
            <text:p>0.27%</text:p>
          </table:table-cell>
          <table:table-cell table:style-name="ce5" table:formula="of:=723/[.E6]" office:value-type="string" office:string-value="0.15%" calcext:value-type="string">
            <text:p>0.15%</text:p>
          </table:table-cell>
          <table:table-cell table:style-name="ce5" table:formula="of:=32081/[.F6]" office:value-type="string" office:string-value="0.29%" calcext:value-type="string">
            <text:p>0.29%</text:p>
          </table:table-cell>
          <table:table-cell table:style-name="ce7" office:value-type="percentage" office:value="0.044" calcext:value-type="percentage">
            <text:p>4.40%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1980 pop</text:p>
          </table:table-cell>
          <table:table-cell table:style-name="ce4" office:value-type="float" office:value="42572" calcext:value-type="float">
            <text:p>42,572</text:p>
          </table:table-cell>
          <table:table-cell table:style-name="ce4" office:value-type="float" office:value="13625" calcext:value-type="float">
            <text:p>13,625</text:p>
          </table:table-cell>
          <table:table-cell table:style-name="ce4" office:value-type="float" office:value="22322" calcext:value-type="float">
            <text:p>22,322</text:p>
          </table:table-cell>
          <table:table-cell table:style-name="ce4" office:value-type="float" office:value="658829" calcext:value-type="float">
            <text:p>658,829</text:p>
          </table:table-cell>
          <table:table-cell table:style-name="ce4" office:value-type="float" office:value="11426596" calcext:value-type="float">
            <text:p>11,426,596</text:p>
          </table:table-cell>
          <table:table-cell table:style-name="ce9" office:value-type="float" office:value="226542199" calcext:value-type="float">
            <text:p>226,542,19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980 %black</text:p>
          </table:table-cell>
          <table:table-cell table:style-name="ce7" office:value-type="percentage" office:value="0.011" calcext:value-type="percentage">
            <text:p>1.10%</text:p>
          </table:table-cell>
          <table:table-cell table:style-name="ce7" office:value-type="percentage" office:value="0.03" calcext:value-type="percentage">
            <text:p>3.00%</text:p>
          </table:table-cell>
          <table:table-cell table:style-name="ce7" office:value-type="percentage" office:value="0.039" calcext:value-type="percentage">
            <text:p>3.90%</text:p>
          </table:table-cell>
          <table:table-cell table:style-name="ce7" office:value-type="percentage" office:value="0.012" calcext:value-type="percentage">
            <text:p>1.20%</text:p>
          </table:table-cell>
          <table:table-cell table:style-name="ce7" office:value-type="percentage" office:value="0.147" calcext:value-type="percentage">
            <text:p>14.70%</text:p>
          </table:table-cell>
          <table:table-cell table:style-name="ce7" office:value-type="percentage" office:value="0.117" calcext:value-type="percentage">
            <text:p>11.70%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980 %hispanic</text:p>
          </table:table-cell>
          <table:table-cell table:number-columns-repeated="2" table:style-name="ce7" office:value-type="percentage" office:value="0.014" calcext:value-type="percentage">
            <text:p>1.40%</text:p>
          </table:table-cell>
          <table:table-cell table:style-name="ce7" office:value-type="percentage" office:value="0.023" calcext:value-type="percentage">
            <text:p>2.30%</text:p>
          </table:table-cell>
          <table:table-cell table:style-name="ce7" office:value-type="percentage" office:value="0.026" calcext:value-type="percentage">
            <text:p>2.60%</text:p>
          </table:table-cell>
          <table:table-cell table:style-name="ce7" office:value-type="percentage" office:value="0.056" calcext:value-type="percentage">
            <text:p>5.60%</text:p>
          </table:table-cell>
          <table:table-cell table:style-name="ce7" office:value-type="percentage" office:value="0.064" calcext:value-type="percentage">
            <text:p>6.40%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1990 pop</text:p>
          </table:table-cell>
          <table:table-cell table:style-name="ce4" office:value-type="float" office:value="46858" calcext:value-type="float">
            <text:p>46,858</text:p>
          </table:table-cell>
          <table:table-cell table:style-name="ce4" office:value-type="float" office:value="19512" calcext:value-type="float">
            <text:p>19,512</text:p>
          </table:table-cell>
          <table:table-cell table:style-name="ce4" office:value-type="float" office:value="26256" calcext:value-type="float">
            <text:p>26,256</text:p>
          </table:table-cell>
          <table:table-cell table:style-name="ce4" office:value-type="float" office:value="781666" calcext:value-type="float">
            <text:p>781,666</text:p>
          </table:table-cell>
          <table:table-cell table:style-name="ce4" office:value-type="float" office:value="11430602" calcext:value-type="float">
            <text:p>11,430,602</text:p>
          </table:table-cell>
          <table:table-cell table:style-name="ce4" office:value-type="float" office:value="248709873" calcext:value-type="float">
            <text:p>248,709,87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990 %black</text:p>
          </table:table-cell>
          <table:table-cell table:style-name="ce5" table:formula="of:=809/[.B14]" office:value-type="string" office:string-value="1.73%" calcext:value-type="string">
            <text:p>1.73%</text:p>
          </table:table-cell>
          <table:table-cell table:style-name="ce5" table:formula="of:=562/[.C14]" office:value-type="string" office:string-value="2.88%" calcext:value-type="string">
            <text:p>2.88%</text:p>
          </table:table-cell>
          <table:table-cell table:style-name="ce5" table:formula="of:=1599/[.D14]" office:value-type="string" office:string-value="6.09%" calcext:value-type="string">
            <text:p>6.09%</text:p>
          </table:table-cell>
          <table:table-cell table:style-name="ce5" table:formula="of:=15462/[.E14]" office:value-type="string" office:string-value="1.98%" calcext:value-type="string">
            <text:p>1.98%</text:p>
          </table:table-cell>
          <table:table-cell table:style-name="ce5" table:formula="of:=1694273/[.F14]" office:value-type="string" office:string-value="14.82%" calcext:value-type="string">
            <text:p>14.82%</text:p>
          </table:table-cell>
          <table:table-cell table:style-name="ce7" office:value-type="percentage" office:value="0.121" calcext:value-type="percentage">
            <text:p>12.10%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990 %hispanic</text:p>
          </table:table-cell>
          <table:table-cell table:style-name="ce5" table:formula="of:=1140/[.B14]" office:value-type="string" office:string-value="2.43%" calcext:value-type="string">
            <text:p>2.43%</text:p>
          </table:table-cell>
          <table:table-cell table:style-name="ce5" table:formula="of:=593/[.C14]" office:value-type="string" office:string-value="3.04%" calcext:value-type="string">
            <text:p>3.04%</text:p>
          </table:table-cell>
          <table:table-cell table:style-name="ce5" table:formula="of:=1078/[.D14]" office:value-type="string" office:string-value="4.11%" calcext:value-type="string">
            <text:p>4.11%</text:p>
          </table:table-cell>
          <table:table-cell table:style-name="ce5" table:formula="of:=24567/[.E14]" office:value-type="string" office:string-value="3.14%" calcext:value-type="string">
            <text:p>3.14%</text:p>
          </table:table-cell>
          <table:table-cell table:style-name="ce5" table:formula="of:=904446/[.F14]" office:value-type="string" office:string-value="7.91%" calcext:value-type="string">
            <text:p>7.91%</text:p>
          </table:table-cell>
          <table:table-cell table:style-name="ce7" office:value-type="percentage" office:value="0.09" calcext:value-type="percentage">
            <text:p>9.00%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2000 pop</text:p>
          </table:table-cell>
          <table:table-cell table:style-name="ce4" office:value-type="float" office:value="46977" calcext:value-type="float">
            <text:p>46,977</text:p>
          </table:table-cell>
          <table:table-cell table:style-name="ce4" office:value-type="float" office:value="20019" calcext:value-type="float">
            <text:p>20,019</text:p>
          </table:table-cell>
          <table:table-cell table:style-name="ce4" office:value-type="float" office:value="28095" calcext:value-type="float">
            <text:p>28,095</text:p>
          </table:table-cell>
          <table:table-cell table:style-name="ce4" office:value-type="float" office:value="904161" calcext:value-type="float">
            <text:p>904,161</text:p>
          </table:table-cell>
          <table:table-cell table:style-name="ce4" office:value-type="float" office:value="12419293" calcext:value-type="float">
            <text:p>12,419,293</text:p>
          </table:table-cell>
          <table:table-cell table:style-name="ce4" office:value-type="float" office:value="281421906" calcext:value-type="float">
            <text:p>281,421,90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00 %black</text:p>
          </table:table-cell>
          <table:table-cell table:style-name="ce5" table:formula="of:=911/[.B18]" office:value-type="string" office:string-value="1.94%" calcext:value-type="string">
            <text:p>1.94%</text:p>
          </table:table-cell>
          <table:table-cell table:style-name="ce5" table:formula="of:=727/[.C18]" office:value-type="string" office:string-value="3.63%" calcext:value-type="string">
            <text:p>3.63%</text:p>
          </table:table-cell>
          <table:table-cell table:style-name="ce5" table:formula="of:=2440/[.D18]" office:value-type="string" office:string-value="8.68%" calcext:value-type="string">
            <text:p>8.68%</text:p>
          </table:table-cell>
          <table:table-cell table:style-name="ce5" table:formula="of:=27600/[.E18]" office:value-type="string" office:string-value="3.05%" calcext:value-type="string">
            <text:p>3.05%</text:p>
          </table:table-cell>
          <table:table-cell table:style-name="ce7" table:formula="of:=1876975/[.F18]" office:value-type="string" office:string-value="15.11%" calcext:value-type="string">
            <text:p>15.11%</text:p>
          </table:table-cell>
          <table:table-cell table:style-name="ce7" office:value-type="percentage" office:value="0.123" calcext:value-type="percentage">
            <text:p>12.30%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00 %hispanic</text:p>
          </table:table-cell>
          <table:table-cell table:style-name="ce5" table:formula="of:=1747/[.B18]" office:value-type="string" office:string-value="3.72%" calcext:value-type="string">
            <text:p>3.72%</text:p>
          </table:table-cell>
          <table:table-cell table:style-name="ce5" table:formula="of:=1163/[.C18]" office:value-type="string" office:string-value="5.81%" calcext:value-type="string">
            <text:p>5.81%</text:p>
          </table:table-cell>
          <table:table-cell table:style-name="ce5" table:formula="of:=2839/[.D18]" office:value-type="string" office:string-value="10.11%" calcext:value-type="string">
            <text:p>10.11%</text:p>
          </table:table-cell>
          <table:table-cell table:style-name="ce5" table:formula="of:=81366/[.E18]" office:value-type="string" office:string-value="9.00%" calcext:value-type="string">
            <text:p>9.00%</text:p>
          </table:table-cell>
          <table:table-cell table:style-name="ce5" table:formula="of:=1530262/[.F18]" office:value-type="string" office:string-value="12.32%" calcext:value-type="string">
            <text:p>12.32%</text:p>
          </table:table-cell>
          <table:table-cell table:style-name="ce7" office:value-type="percentage" office:value="0.125" calcext:value-type="percentage">
            <text:p>12.50%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2010 pop</text:p>
          </table:table-cell>
          <table:table-cell table:style-name="ce4" office:value-type="float" office:value="48918" calcext:value-type="float">
            <text:p>48,918</text:p>
          </table:table-cell>
          <table:table-cell table:style-name="ce4" office:value-type="float" office:value="22390" calcext:value-type="float">
            <text:p>22,390</text:p>
          </table:table-cell>
          <table:table-cell table:style-name="ce4" office:value-type="float" office:value="32971" calcext:value-type="float">
            <text:p>32,971</text:p>
          </table:table-cell>
          <table:table-cell table:style-name="ce4" office:value-type="float" office:value="916924" calcext:value-type="float">
            <text:p>916,924</text:p>
          </table:table-cell>
          <table:table-cell table:style-name="ce4" office:value-type="float" office:value="12830632" calcext:value-type="float">
            <text:p>12,830,632</text:p>
          </table:table-cell>
          <table:table-cell table:style-name="ce4" office:value-type="float" office:value="308745538" calcext:value-type="float">
            <text:p>308,745,53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0 %black</text:p>
          </table:table-cell>
          <table:table-cell table:style-name="ce5" table:formula="of:=1424/[.B22]" office:value-type="string" office:string-value="2.91%" calcext:value-type="string">
            <text:p>2.91%</text:p>
          </table:table-cell>
          <table:table-cell table:style-name="ce5" table:formula="of:=1261/[.C22]" office:value-type="string" office:string-value="5.63%" calcext:value-type="string">
            <text:p>5.63%</text:p>
          </table:table-cell>
          <table:table-cell table:style-name="ce5" table:formula="of:=2938/[.D22]" office:value-type="string" office:string-value="8.91%" calcext:value-type="string">
            <text:p>8.91%</text:p>
          </table:table-cell>
          <table:table-cell table:style-name="ce5" table:formula="of:=42346/[.E22]" office:value-type="string" office:string-value="4.62%" calcext:value-type="string">
            <text:p>4.62%</text:p>
          </table:table-cell>
          <table:table-cell table:style-name="ce5" table:formula="of:=1866414/[.F22]" office:value-type="string" office:string-value="14.55%" calcext:value-type="string">
            <text:p>14.55%</text:p>
          </table:table-cell>
          <table:table-cell table:style-name="ce7" office:value-type="percentage" office:value="0.126" calcext:value-type="percentage">
            <text:p>12.60%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0 %hispanic</text:p>
          </table:table-cell>
          <table:table-cell table:style-name="ce5" table:formula="of:=2468/[.B22]" office:value-type="string" office:string-value="5.05%" calcext:value-type="string">
            <text:p>5.05%</text:p>
          </table:table-cell>
          <table:table-cell table:style-name="ce5" table:formula="of:=1690/[.C22]" office:value-type="string" office:string-value="7.55%" calcext:value-type="string">
            <text:p>7.55%</text:p>
          </table:table-cell>
          <table:table-cell table:style-name="ce5" table:formula="of:=4425/[.D22]" office:value-type="string" office:string-value="13.42%" calcext:value-type="string">
            <text:p>13.42%</text:p>
          </table:table-cell>
          <table:table-cell table:style-name="ce5" table:formula="of:=121506/[.E22]" office:value-type="string" office:string-value="13.25%" calcext:value-type="string">
            <text:p>13.25%</text:p>
          </table:table-cell>
          <table:table-cell table:style-name="ce5" table:formula="of:=2027578/[.F22]" office:value-type="string" office:string-value="15.80%" calcext:value-type="string">
            <text:p>15.80%</text:p>
          </table:table-cell>
          <table:table-cell table:style-name="ce7" office:value-type="percentage" office:value="0.163" calcext:value-type="percentage">
            <text:p>16.30%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table:number-columns-repeated="6"/>
          <table:table-cell table:number-columns-repeated="1017"/>
        </table:table-row>
        <table:table-row table:style-name="ro1">
          <table:table-cell/>
          <table:table-cell table:style-name="ce8"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main.D41" table:end-x="14.97pt" table:end-y="5.24pt" draw:z-index="1" draw:name="Chart 2" draw:style-name="gr1" draw:text-style-name="P1" svg:width="389.96pt" svg:height="204.01pt" svg:x="0pt" svg:y="6.01pt">
              <loext:p draw:notify-on-update-of-ranges="pop.A2:pop.A7 pop.B1:pop.B1 pop.B2:pop.B7 pop.C1:pop.C1 pop.C2:pop.C7 pop.D1:pop.D1 pop.D2:pop.D7 pop.E1:pop.E1 pop.E2:pop.E7 pop.F1:pop.F1 pop.F2:pop.F7 pop.G1:pop.G1 pop.G2:pop.G7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main.G41" table:end-x="45.72pt" table:end-y="2.98pt" draw:z-index="2" draw:name="Chart 3" draw:style-name="gr1" draw:text-style-name="P1" svg:width="377.21pt" svg:height="199.5pt" svg:x="6.75pt" svg:y="8.25pt">
              <loext:p draw:notify-on-update-of-ranges="black.A2:black.A7 black.B1:black.B1 black.B2:black.B7 black.C1:black.C1 black.C2:black.C7 black.D1:black.D1 black.D2:black.D7 black.E1:black.E1 black.E2:black.E7 black.F1:black.F1 black.F2:black.F7 black.G1:black.G1 black.G2:black.G7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main.J41" table:end-x="92.21pt" table:end-y="5.22pt" draw:z-index="0" draw:name="Chart 1" draw:style-name="gr1" draw:text-style-name="P1" svg:width="382.48pt" svg:height="203.24pt" svg:x="45.75pt" svg:y="6.75pt">
              <loext:p draw:notify-on-update-of-ranges="hispanic.A2:hispanic.A7 hispanic.B1:hispanic.B1 hispanic.B2:hispanic.B7 hispanic.C1:hispanic.C1 hispanic.C2:hispanic.C7 hispanic.D1:hispanic.D1 hispanic.D2:hispanic.D7 hispanic.E1:hispanic.E1 hispanic.E2:hispanic.E7 hispanic.F1:hispanic.F1 hispanic.F2:hispanic.F7 hispanic.G1:hispanic.G1 hispanic.G2:hispanic.G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3"/>
          <table:table-cell table:style-name="ce6" table:number-columns-repeated="6"/>
          <table:table-cell table:number-columns-repeated="1017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>
            <draw:frame table:end-cell-address="main.D54" table:end-x="17.97pt" table:end-y="8.22pt" draw:z-index="3" draw:name="Chart 4" draw:style-name="gr1" draw:text-style-name="P1" svg:width="392.97pt" svg:height="205.46pt" svg:x="0pt" svg:y="7.51pt">
              <loext:p draw:notify-on-update-of-ranges="pop.A2:pop.A7 pop.B1:pop.B1 pop.B2:pop.B7 pop.C1:pop.C1 pop.C2:pop.C7 pop.D1:pop.D1 pop.D2:pop.D7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  <table:table-cell>
            <draw:frame table:end-cell-address="main.G54" table:end-x="61.46pt" table:end-y="14.23pt" draw:z-index="4" draw:name="Chart 5" draw:style-name="gr1" draw:text-style-name="P1" svg:width="394.44pt" svg:height="209.96pt" svg:x="5.24pt" svg:y="9.01pt">
              <loext:p draw:notify-on-update-of-ranges="black.A2:black.A7 black.B1:black.B1 black.B2:black.B7 black.C1:black.C1 black.C2:black.C7 black.D1:black.D1 black.D2:black.D7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"/>
          <table:table-cell>
            <draw:frame table:end-cell-address="main.K54" table:end-x="2.21pt" table:end-y="11.96pt" draw:z-index="5" draw:name="Chart 6" draw:style-name="gr1" draw:text-style-name="P1" svg:width="407.99pt" svg:height="206.96pt" svg:x="54.74pt" svg:y="9.75pt">
              <loext:p draw:notify-on-update-of-ranges="hispanic.A2:hispanic.A7 hispanic.B1:hispanic.B1 hispanic.B2:hispanic.B7 hispanic.C1:hispanic.C1 hispanic.C2:hispanic.C7 hispanic.D1:hispanic.D1 hispanic.D2:hispanic.D7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7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p" table:style-name="ta2"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8" table:number-columns-repeated="1017" table:default-cell-style-name="Default"/>
        <table:table-row table:style-name="ro1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Downers Grove Village</text:p>
          </table:table-cell>
          <table:table-cell table:style-name="ce10" office:value-type="string" calcext:value-type="string">
            <text:p>Lisle Village</text:p>
          </table:table-cell>
          <table:table-cell table:style-name="ce10" office:value-type="string" calcext:value-type="string">
            <text:p>Woodridge Village</text:p>
          </table:table-cell>
          <table:table-cell table:style-name="ce10" office:value-type="string" calcext:value-type="string">
            <text:p>Du Page County</text:p>
          </table:table-cell>
          <table:table-cell table:style-name="ce10" office:value-type="string" calcext:value-type="string">
            <text:p>Illinois</text:p>
          </table:table-cell>
          <table:table-cell table:style-name="ce10" office:value-type="string" calcext:value-type="string">
            <text:p>United States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0"/>
          <table:table-cell table:style-name="ce12" table:number-columns-repeated="6"/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0" office:value-type="string" calcext:value-type="string">
            <text:p>1960-1970</text:p>
          </table:table-cell>
          <table:table-cell table:style-name="ce13" office:value-type="percentage" office:value="0.548217831143046" calcext:value-type="percentage">
            <text:p>54.82%</text:p>
          </table:table-cell>
          <table:table-cell table:style-name="ce13" office:value-type="percentage" office:value="0.263095520265466" calcext:value-type="percentage">
            <text:p>26.31%</text:p>
          </table:table-cell>
          <table:table-cell table:style-name="ce13"/>
          <table:table-cell table:style-name="ce13" office:value-type="percentage" office:value="0.569206818116564" calcext:value-type="percentage">
            <text:p>56.92%</text:p>
          </table:table-cell>
          <table:table-cell table:style-name="ce13" office:value-type="percentage" office:value="0.102450333582709" calcext:value-type="percentage">
            <text:p>10.25%</text:p>
          </table:table-cell>
          <table:table-cell table:style-name="ce13" office:value-type="percentage" office:value="0.134220554593683" calcext:value-type="percentage">
            <text:p>13.42%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0" office:value-type="string" calcext:value-type="string">
            <text:p>1970-1980</text:p>
          </table:table-cell>
          <table:table-cell table:style-name="ce13" office:value-type="percentage" office:value="0.299868706299044" calcext:value-type="percentage">
            <text:p>29.99%</text:p>
          </table:table-cell>
          <table:table-cell table:style-name="ce13" office:value-type="percentage" office:value="1.55676487145806" calcext:value-type="percentage">
            <text:p>155.68%</text:p>
          </table:table-cell>
          <table:table-cell table:style-name="ce13" office:value-type="percentage" office:value="1.02412042074719" calcext:value-type="percentage">
            <text:p>102.41%</text:p>
          </table:table-cell>
          <table:table-cell table:style-name="ce13" office:value-type="percentage" office:value="0.339404572641406" calcext:value-type="percentage">
            <text:p>33.94%</text:p>
          </table:table-cell>
          <table:table-cell table:style-name="ce13" office:value-type="percentage" office:value="0.0281285473353551" calcext:value-type="percentage">
            <text:p>2.81%</text:p>
          </table:table-cell>
          <table:table-cell table:style-name="ce17" office:value-type="percentage" office:value="0.113820427900639" calcext:value-type="percentage">
            <text:p>11.38%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0" office:value-type="string" calcext:value-type="string">
            <text:p>1980-1990</text:p>
          </table:table-cell>
          <table:table-cell table:style-name="ce13" office:value-type="percentage" office:value="0.100676500986564" calcext:value-type="percentage">
            <text:p>10.07%</text:p>
          </table:table-cell>
          <table:table-cell table:style-name="ce13" office:value-type="percentage" office:value="0.432073394495413" calcext:value-type="percentage">
            <text:p>43.21%</text:p>
          </table:table-cell>
          <table:table-cell table:style-name="ce13" office:value-type="percentage" office:value="0.17623868828958" calcext:value-type="percentage">
            <text:p>17.62%</text:p>
          </table:table-cell>
          <table:table-cell table:style-name="ce13" office:value-type="percentage" office:value="0.186447469677261" calcext:value-type="percentage">
            <text:p>18.64%</text:p>
          </table:table-cell>
          <table:table-cell table:style-name="ce13" office:value-type="percentage" office:value="0.000350585598720739" calcext:value-type="percentage">
            <text:p>0.04%</text:p>
          </table:table-cell>
          <table:table-cell table:style-name="ce13" office:value-type="percentage" office:value="0.0978522946181873" calcext:value-type="percentage">
            <text:p>9.79%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0" office:value-type="string" calcext:value-type="string">
            <text:p>1990-2000</text:p>
          </table:table-cell>
          <table:table-cell table:style-name="ce13" office:value-type="percentage" office:value="0.00253958769046908" calcext:value-type="percentage">
            <text:p>0.25%</text:p>
          </table:table-cell>
          <table:table-cell table:style-name="ce13" office:value-type="percentage" office:value="0.0259840098400984" calcext:value-type="percentage">
            <text:p>2.60%</text:p>
          </table:table-cell>
          <table:table-cell table:style-name="ce13" office:value-type="percentage" office:value="0.0700411334552102" calcext:value-type="percentage">
            <text:p>7.00%</text:p>
          </table:table-cell>
          <table:table-cell table:style-name="ce13" office:value-type="percentage" office:value="0.156710154976678" calcext:value-type="percentage">
            <text:p>15.67%</text:p>
          </table:table-cell>
          <table:table-cell table:style-name="ce13" office:value-type="percentage" office:value="0.0864950944840875" calcext:value-type="percentage">
            <text:p>8.65%</text:p>
          </table:table-cell>
          <table:table-cell table:style-name="ce13" office:value-type="percentage" office:value="0.131526877503572" calcext:value-type="percentage">
            <text:p>13.15%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0" office:value-type="string" calcext:value-type="string">
            <text:p>2000-2010</text:p>
          </table:table-cell>
          <table:table-cell table:style-name="ce13" office:value-type="percentage" office:value="0.0413180918321732" calcext:value-type="percentage">
            <text:p>4.13%</text:p>
          </table:table-cell>
          <table:table-cell table:style-name="ce13" office:value-type="percentage" office:value="0.11843748438983" calcext:value-type="percentage">
            <text:p>11.84%</text:p>
          </table:table-cell>
          <table:table-cell table:style-name="ce13" office:value-type="percentage" office:value="0.173554013169603" calcext:value-type="percentage">
            <text:p>17.36%</text:p>
          </table:table-cell>
          <table:table-cell table:style-name="ce13" office:value-type="percentage" office:value="0.0141158488366563" calcext:value-type="percentage">
            <text:p>1.41%</text:p>
          </table:table-cell>
          <table:table-cell table:style-name="ce13" office:value-type="percentage" office:value="0.0331209675140123" calcext:value-type="percentage">
            <text:p>3.31%</text:p>
          </table:table-cell>
          <table:table-cell table:style-name="ce13" office:value-type="percentage" office:value="0.0970913472528326" calcext:value-type="percentage">
            <text:p>9.71%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1">
            <draw:frame table:end-cell-address="pop.D21" table:end-x="29.23pt" table:end-y="11.99pt" draw:z-index="0" draw:name="Chart 7" draw:style-name="gr1" draw:text-style-name="P1" svg:width="391.44pt" svg:height="203.98pt" svg:x="17.26pt" svg:y="12.76pt">
              <loext:p draw:notify-on-update-of-ranges="pop.A2:pop.A7 pop.B1:pop.B1 pop.B2:pop.B7 pop.C1:pop.C1 pop.C2:pop.C7 pop.D1:pop.D1 pop.D2:pop.D7 pop.E1:pop.E1 pop.E2:pop.E7 pop.F1:pop.F1 pop.F2:pop.F7 pop.G1:pop.G1 pop.G2:pop.G7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4" table:number-columns-repeated="2"/>
          <table:table-cell table:style-name="ce14">
            <draw:frame table:end-cell-address="pop.H21" table:end-x="6.72pt" table:end-y="12.7pt" draw:z-index="1" draw:name="Chart 8" draw:style-name="gr1" draw:text-style-name="P1" svg:width="402.72pt" svg:height="205.46pt" svg:x="42.01pt" svg:y="11.99pt">
              <loext:p draw:notify-on-update-of-ranges="pop.A2:pop.A7 pop.B1:pop.B1 pop.B2:pop.B7 pop.C1:pop.C1 pop.C2:pop.C7 pop.D1:pop.D1 pop.D2:pop.D7"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style-name="ce14" table:number-columns-repeated="3"/>
          <table:table-cell table:style-name="ce11">
            <draw:frame table:end-cell-address="pop.L21" table:end-x="42.72pt" table:end-y="14.97pt" draw:z-index="2" draw:name="Chart 9" draw:style-name="gr1" draw:text-style-name="P1" svg:width="389.96pt" svg:height="205.46pt" svg:x="12.76pt" svg:y="14.26pt">
              <loext:p draw:notify-on-update-of-ranges="pop.A2:pop.A7 pop.E1:pop.E1 pop.E2:pop.E7 pop.F1:pop.F1 pop.F2:pop.F7 pop.G1:pop.G1 pop.G2:pop.G7"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11" table:number-columns-repeated="26"/>
          <table:table-cell table:number-columns-repeated="998"/>
        </table:table-row>
        <table:table-row table:style-name="ro1">
          <table:table-cell table:style-name="ce11" table:number-columns-repeated="26"/>
          <table:table-cell table:number-columns-repeated="998"/>
        </table:table-row>
        <table:table-row table:style-name="ro1">
          <table:table-cell table:style-name="ce11"/>
          <table:table-cell table:style-name="ce14" table:number-columns-repeated="6"/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1"/>
          <table:table-cell table:style-name="ce14" table:number-columns-repeated="6"/>
          <table:table-cell table:style-name="ce16"/>
          <table:table-cell table:style-name="ce11" table:number-columns-repeated="18"/>
          <table:table-cell table:number-columns-repeated="998"/>
        </table:table-row>
        <table:table-row table:style-name="ro1" table:number-rows-repeated="3">
          <table:table-cell table:style-name="ce11"/>
          <table:table-cell table:style-name="ce14" table:number-columns-repeated="6"/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1"/>
          <table:table-cell table:style-name="ce14" table:number-columns-repeated="6"/>
          <table:table-cell table:style-name="ce11" table:number-columns-repeated="19"/>
          <table:table-cell table:number-columns-repeated="998"/>
        </table:table-row>
        <table:table-row table:style-name="ro1" table:number-rows-repeated="6">
          <table:table-cell table:style-name="ce11" table:number-columns-repeated="26"/>
          <table:table-cell table:number-columns-repeated="998"/>
        </table:table-row>
        <table:table-row table:style-name="ro1">
          <table:table-cell table:style-name="ce11"/>
          <table:table-cell table:style-name="ce14" table:number-columns-repeated="6"/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1"/>
          <table:table-cell table:style-name="ce14" table:number-columns-repeated="6"/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1"/>
          <table:table-cell table:style-name="ce15" table:number-columns-repeated="6"/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1"/>
          <table:table-cell table:style-name="ce16" table:number-columns-repeated="6"/>
          <table:table-cell table:style-name="ce11" table:number-columns-repeated="19"/>
          <table:table-cell table:number-columns-repeated="998"/>
        </table:table-row>
        <table:table-row table:style-name="ro1" table:number-rows-repeated="3">
          <table:table-cell table:style-name="ce11" table:number-columns-repeated="26"/>
          <table:table-cell table:number-columns-repeated="998"/>
        </table:table-row>
        <table:table-row table:style-name="ro1">
          <table:table-cell table:style-name="ce11"/>
          <table:table-cell table:style-name="ce15" table:number-columns-repeated="6"/>
          <table:table-cell table:style-name="ce11" table:number-columns-repeated="19"/>
          <table:table-cell table:number-columns-repeated="998"/>
        </table:table-row>
        <table:table-row table:style-name="ro1" table:number-rows-repeated="970">
          <table:table-cell table:style-name="ce1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ck" table:style-name="ta3"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8" table:number-columns-repeated="1017" table:default-cell-style-name="Default"/>
        <table:table-row table:style-name="ro1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Downers Grove Village</text:p>
          </table:table-cell>
          <table:table-cell table:style-name="ce10" office:value-type="string" calcext:value-type="string">
            <text:p>Lisle Village</text:p>
          </table:table-cell>
          <table:table-cell table:style-name="ce10" office:value-type="string" calcext:value-type="string">
            <text:p>Woodridge Village</text:p>
          </table:table-cell>
          <table:table-cell table:style-name="ce10" office:value-type="string" calcext:value-type="string">
            <text:p>Du Page County</text:p>
          </table:table-cell>
          <table:table-cell table:style-name="ce10" office:value-type="string" calcext:value-type="string">
            <text:p>Illinois</text:p>
          </table:table-cell>
          <table:table-cell table:style-name="ce10" office:value-type="string" calcext:value-type="string">
            <text:p>United States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0" office:value-type="float" office:value="1960" calcext:value-type="float">
            <text:p>1960</text:p>
          </table:table-cell>
          <table:table-cell table:style-name="ce13" office:value-type="percentage" office:value="0.00118180958683937" calcext:value-type="percentage">
            <text:p>0.12%</text:p>
          </table:table-cell>
          <table:table-cell table:style-name="ce13" office:value-type="percentage" office:value="0.00355534486845224" calcext:value-type="percentage">
            <text:p>0.36%</text:p>
          </table:table-cell>
          <table:table-cell table:style-name="ce13"/>
          <table:table-cell table:style-name="ce13" office:value-type="percentage" office:value="0.00215977209140589" calcext:value-type="percentage">
            <text:p>0.22%</text:p>
          </table:table-cell>
          <table:table-cell table:style-name="ce13" office:value-type="percentage" office:value="0.102911788506836" calcext:value-type="percentage">
            <text:p>10.29%</text:p>
          </table:table-cell>
          <table:table-cell table:style-name="ce13" office:value-type="percentage" office:value="0.105" calcext:value-type="percentage">
            <text:p>10.50%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0" office:value-type="float" office:value="1970" calcext:value-type="float">
            <text:p>1970</text:p>
          </table:table-cell>
          <table:table-cell table:style-name="ce13" office:value-type="percentage" office:value="0.00189307196726818" calcext:value-type="percentage">
            <text:p>0.19%</text:p>
          </table:table-cell>
          <table:table-cell table:style-name="ce13" office:value-type="percentage" office:value="0.004" calcext:value-type="percentage">
            <text:p>0.40%</text:p>
          </table:table-cell>
          <table:table-cell table:style-name="ce13" office:value-type="percentage" office:value="0.00308306129851288" calcext:value-type="percentage">
            <text:p>0.31%</text:p>
          </table:table-cell>
          <table:table-cell table:style-name="ce13" office:value-type="percentage" office:value="0.00335852907811223" calcext:value-type="percentage">
            <text:p>0.34%</text:p>
          </table:table-cell>
          <table:table-cell table:style-name="ce13" office:value-type="percentage" office:value="0.128277584907507" calcext:value-type="percentage">
            <text:p>12.83%</text:p>
          </table:table-cell>
          <table:table-cell table:style-name="ce13" office:value-type="percentage" office:value="0.111" calcext:value-type="percentage">
            <text:p>11.10%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0" office:value-type="float" office:value="1980" calcext:value-type="float">
            <text:p>1980</text:p>
          </table:table-cell>
          <table:table-cell table:style-name="ce13" office:value-type="percentage" office:value="0.011" calcext:value-type="percentage">
            <text:p>1.10%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3" office:value-type="percentage" office:value="0.039" calcext:value-type="percentage">
            <text:p>3.90%</text:p>
          </table:table-cell>
          <table:table-cell table:style-name="ce13" office:value-type="percentage" office:value="0.012" calcext:value-type="percentage">
            <text:p>1.20%</text:p>
          </table:table-cell>
          <table:table-cell table:style-name="ce13" office:value-type="percentage" office:value="0.147" calcext:value-type="percentage">
            <text:p>14.70%</text:p>
          </table:table-cell>
          <table:table-cell table:style-name="ce17" office:value-type="percentage" office:value="0.117" calcext:value-type="percentage">
            <text:p>11.70%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0" office:value-type="float" office:value="1990" calcext:value-type="float">
            <text:p>1990</text:p>
          </table:table-cell>
          <table:table-cell table:style-name="ce13" office:value-type="percentage" office:value="0.0172649280805839" calcext:value-type="percentage">
            <text:p>1.73%</text:p>
          </table:table-cell>
          <table:table-cell table:style-name="ce13" office:value-type="percentage" office:value="0.0288027880278803" calcext:value-type="percentage">
            <text:p>2.88%</text:p>
          </table:table-cell>
          <table:table-cell table:style-name="ce13" office:value-type="percentage" office:value="0.060900365630713" calcext:value-type="percentage">
            <text:p>6.09%</text:p>
          </table:table-cell>
          <table:table-cell table:style-name="ce13" office:value-type="percentage" office:value="0.019780827105183" calcext:value-type="percentage">
            <text:p>1.98%</text:p>
          </table:table-cell>
          <table:table-cell table:style-name="ce13" office:value-type="percentage" office:value="0.148222552058063" calcext:value-type="percentage">
            <text:p>14.82%</text:p>
          </table:table-cell>
          <table:table-cell table:style-name="ce13" office:value-type="percentage" office:value="0.121" calcext:value-type="percentage">
            <text:p>12.10%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0" office:value-type="float" office:value="2000" calcext:value-type="float">
            <text:p>2000</text:p>
          </table:table-cell>
          <table:table-cell table:style-name="ce13" office:value-type="percentage" office:value="0.0193924686548737" calcext:value-type="percentage">
            <text:p>1.94%</text:p>
          </table:table-cell>
          <table:table-cell table:style-name="ce13" office:value-type="percentage" office:value="0.036315500274739" calcext:value-type="percentage">
            <text:p>3.63%</text:p>
          </table:table-cell>
          <table:table-cell table:style-name="ce13" office:value-type="percentage" office:value="0.0868481936287596" calcext:value-type="percentage">
            <text:p>8.68%</text:p>
          </table:table-cell>
          <table:table-cell table:style-name="ce13" office:value-type="percentage" office:value="0.0305255369342407" calcext:value-type="percentage">
            <text:p>3.05%</text:p>
          </table:table-cell>
          <table:table-cell table:style-name="ce13" office:value-type="percentage" office:value="0.151133804476632" calcext:value-type="percentage">
            <text:p>15.11%</text:p>
          </table:table-cell>
          <table:table-cell table:style-name="ce13" office:value-type="percentage" office:value="0.123" calcext:value-type="percentage">
            <text:p>12.30%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0" office:value-type="float" office:value="2010" calcext:value-type="float">
            <text:p>2010</text:p>
          </table:table-cell>
          <table:table-cell table:style-name="ce13" office:value-type="percentage" office:value="0.0291099390817286" calcext:value-type="percentage">
            <text:p>2.91%</text:p>
          </table:table-cell>
          <table:table-cell table:style-name="ce13" office:value-type="percentage" office:value="0.0563197856185797" calcext:value-type="percentage">
            <text:p>5.63%</text:p>
          </table:table-cell>
          <table:table-cell table:style-name="ce13" office:value-type="percentage" office:value="0.0891086105971915" calcext:value-type="percentage">
            <text:p>8.91%</text:p>
          </table:table-cell>
          <table:table-cell table:style-name="ce13" office:value-type="percentage" office:value="0.0461826716281829" calcext:value-type="percentage">
            <text:p>4.62%</text:p>
          </table:table-cell>
          <table:table-cell table:style-name="ce13" office:value-type="percentage" office:value="0.145465476681118" calcext:value-type="percentage">
            <text:p>14.55%</text:p>
          </table:table-cell>
          <table:table-cell table:style-name="ce13" office:value-type="percentage" office:value="0.126" calcext:value-type="percentage">
            <text:p>12.60%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1">
            <draw:frame table:end-cell-address="black.D23" table:end-x="63.72pt" table:end-y="5.24pt" draw:z-index="0" draw:name="Chart 10" draw:style-name="gr1" draw:text-style-name="P1" svg:width="443.2pt" svg:height="235.47pt" svg:x="0pt" svg:y="6.01pt">
              <loext:p draw:notify-on-update-of-ranges="black.A2:black.A7 black.B1:black.B1 black.B2:black.B7 black.C1:black.C1 black.C2:black.C7 black.D1:black.D1 black.D2:black.D7 black.E1:black.E1 black.E2:black.E7 black.F1:black.F1 black.F2:black.F7 black.G1:black.G1 black.G2:black.G7"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style-name="ce14" table:number-columns-repeated="2"/>
          <table:table-cell table:style-name="ce14">
            <draw:frame table:end-cell-address="black.I23" table:end-x="17.97pt" table:end-y="4.48pt" draw:z-index="1" draw:name="Chart 11" draw:style-name="gr1" draw:text-style-name="P1" svg:width="465.73pt" svg:height="235.47pt" svg:x="80.25pt" svg:y="5.24pt">
              <loext:p draw:notify-on-update-of-ranges="black.A2:black.A7 black.B1:black.B1 black.B2:black.B7 black.C1:black.C1 black.C2:black.C7 black.D1:black.D1 black.D2:black.D7"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4" table:number-columns-repeated="3"/>
          <table:table-cell table:style-name="ce11"/>
          <table:table-cell table:style-name="ce11">
            <draw:frame table:end-cell-address="black.N23" table:end-x="23.22pt" table:end-y="5.98pt" draw:z-index="2" draw:name="Chart 12" draw:style-name="gr1" draw:text-style-name="P1" svg:width="452.98pt" svg:height="235.47pt" svg:x="20.24pt" svg:y="6.75pt">
              <loext:p draw:notify-on-update-of-ranges="black.A2:black.A7 black.E1:black.E1 black.E2:black.E7 black.F1:black.F1 black.F2:black.F7 black.G1:black.G1 black.G2:black.G7"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style-name="ce11" table:number-columns-repeated="17"/>
          <table:table-cell table:number-columns-repeated="998"/>
        </table:table-row>
        <table:table-row table:style-name="ro1">
          <table:table-cell table:style-name="ce11" table:number-columns-repeated="26"/>
          <table:table-cell table:number-columns-repeated="998"/>
        </table:table-row>
        <table:table-row table:style-name="ro1">
          <table:table-cell table:style-name="ce11" table:number-columns-repeated="26"/>
          <table:table-cell table:number-columns-repeated="998"/>
        </table:table-row>
        <table:table-row table:style-name="ro1">
          <table:table-cell table:style-name="ce11"/>
          <table:table-cell table:style-name="ce14" table:number-columns-repeated="6"/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1"/>
          <table:table-cell table:style-name="ce14" table:number-columns-repeated="6"/>
          <table:table-cell table:style-name="ce16"/>
          <table:table-cell table:style-name="ce11" table:number-columns-repeated="18"/>
          <table:table-cell table:number-columns-repeated="998"/>
        </table:table-row>
        <table:table-row table:style-name="ro1" table:number-rows-repeated="3">
          <table:table-cell table:style-name="ce11"/>
          <table:table-cell table:style-name="ce14" table:number-columns-repeated="6"/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1"/>
          <table:table-cell table:style-name="ce14" table:number-columns-repeated="6"/>
          <table:table-cell table:style-name="ce11" table:number-columns-repeated="19"/>
          <table:table-cell table:number-columns-repeated="998"/>
        </table:table-row>
        <table:table-row table:style-name="ro1" table:number-rows-repeated="6">
          <table:table-cell table:style-name="ce11" table:number-columns-repeated="26"/>
          <table:table-cell table:number-columns-repeated="998"/>
        </table:table-row>
        <table:table-row table:style-name="ro1" table:number-rows-repeated="2">
          <table:table-cell table:style-name="ce10"/>
          <table:table-cell table:style-name="ce14" table:number-columns-repeated="6"/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1"/>
          <table:table-cell table:style-name="ce15" table:number-columns-repeated="6"/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1"/>
          <table:table-cell table:style-name="ce16" table:number-columns-repeated="6"/>
          <table:table-cell table:style-name="ce11" table:number-columns-repeated="19"/>
          <table:table-cell table:number-columns-repeated="998"/>
        </table:table-row>
        <table:table-row table:style-name="ro1" table:number-rows-repeated="3">
          <table:table-cell table:style-name="ce11" table:number-columns-repeated="26"/>
          <table:table-cell table:number-columns-repeated="998"/>
        </table:table-row>
        <table:table-row table:style-name="ro1">
          <table:table-cell table:style-name="ce11"/>
          <table:table-cell table:style-name="ce15" table:number-columns-repeated="6"/>
          <table:table-cell table:style-name="ce11" table:number-columns-repeated="19"/>
          <table:table-cell table:number-columns-repeated="998"/>
        </table:table-row>
        <table:table-row table:style-name="ro1" table:number-rows-repeated="970">
          <table:table-cell table:style-name="ce1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spanic" table:style-name="ta4"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8" table:number-columns-repeated="1017" table:default-cell-style-name="Default"/>
        <table:table-row table:style-name="ro1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Downers Grove Village</text:p>
          </table:table-cell>
          <table:table-cell table:style-name="ce10" office:value-type="string" calcext:value-type="string">
            <text:p>Lisle Village</text:p>
          </table:table-cell>
          <table:table-cell table:style-name="ce10" office:value-type="string" calcext:value-type="string">
            <text:p>Woodridge Village</text:p>
          </table:table-cell>
          <table:table-cell table:style-name="ce10" office:value-type="string" calcext:value-type="string">
            <text:p>Du Page County</text:p>
          </table:table-cell>
          <table:table-cell table:style-name="ce10" office:value-type="string" calcext:value-type="string">
            <text:p>Illinois</text:p>
          </table:table-cell>
          <table:table-cell table:style-name="ce10" office:value-type="string" calcext:value-type="string">
            <text:p>United States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0" office:value-type="float" office:value="1960" calcext:value-type="float">
            <text:p>1960</text:p>
          </table:table-cell>
          <table:table-cell table:style-name="ce13" office:value-type="percentage" office:value="0.000850902902524345" calcext:value-type="percentage">
            <text:p>0.09%</text:p>
          </table:table-cell>
          <table:table-cell table:style-name="ce13" office:value-type="percentage" office:value="0.00474045982460299" calcext:value-type="percentage">
            <text:p>0.47%</text:p>
          </table:table-cell>
          <table:table-cell table:style-name="ce13"/>
          <table:table-cell table:style-name="ce13" office:value-type="percentage" office:value="0.00029349930931956" calcext:value-type="percentage">
            <text:p>0.03%</text:p>
          </table:table-cell>
          <table:table-cell table:style-name="ce13" office:value-type="percentage" office:value="0.00039916049326873" calcext:value-type="percentage">
            <text:p>0.04%</text:p>
          </table:table-cell>
          <table:table-cell table:style-name="ce13" office:value-type="percentage" office:value="0.032" calcext:value-type="percentage">
            <text:p>3.20%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0" office:value-type="float" office:value="1970" calcext:value-type="float">
            <text:p>1970</text:p>
          </table:table-cell>
          <table:table-cell table:style-name="ce13" office:value-type="percentage" office:value="0.00222893957436414" calcext:value-type="percentage">
            <text:p>0.22%</text:p>
          </table:table-cell>
          <table:table-cell table:style-name="ce13" office:value-type="percentage" office:value="0.00131356727340965" calcext:value-type="percentage">
            <text:p>0.13%</text:p>
          </table:table-cell>
          <table:table-cell table:style-name="ce13" office:value-type="percentage" office:value="0.00272034820457018" calcext:value-type="percentage">
            <text:p>0.27%</text:p>
          </table:table-cell>
          <table:table-cell table:style-name="ce13" office:value-type="percentage" office:value="0.00146986472365323" calcext:value-type="percentage">
            <text:p>0.15%</text:p>
          </table:table-cell>
          <table:table-cell table:style-name="ce13" office:value-type="percentage" office:value="0.00288654573304819" calcext:value-type="percentage">
            <text:p>0.29%</text:p>
          </table:table-cell>
          <table:table-cell table:style-name="ce13" office:value-type="percentage" office:value="0.044" calcext:value-type="percentage">
            <text:p>4.40%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0" office:value-type="float" office:value="1980" calcext:value-type="float">
            <text:p>1980</text:p>
          </table:table-cell>
          <table:table-cell table:number-columns-repeated="2" table:style-name="ce13" office:value-type="percentage" office:value="0.014" calcext:value-type="percentage">
            <text:p>1.40%</text:p>
          </table:table-cell>
          <table:table-cell table:style-name="ce13" office:value-type="percentage" office:value="0.023" calcext:value-type="percentage">
            <text:p>2.30%</text:p>
          </table:table-cell>
          <table:table-cell table:style-name="ce13" office:value-type="percentage" office:value="0.026" calcext:value-type="percentage">
            <text:p>2.60%</text:p>
          </table:table-cell>
          <table:table-cell table:style-name="ce13" office:value-type="percentage" office:value="0.056" calcext:value-type="percentage">
            <text:p>5.60%</text:p>
          </table:table-cell>
          <table:table-cell table:style-name="ce17" office:value-type="percentage" office:value="0.064" calcext:value-type="percentage">
            <text:p>6.40%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0" office:value-type="float" office:value="1990" calcext:value-type="float">
            <text:p>1990</text:p>
          </table:table-cell>
          <table:table-cell table:style-name="ce13" office:value-type="percentage" office:value="0.0243288232532332" calcext:value-type="percentage">
            <text:p>2.43%</text:p>
          </table:table-cell>
          <table:table-cell table:style-name="ce13" office:value-type="percentage" office:value="0.0303915539155392" calcext:value-type="percentage">
            <text:p>3.04%</text:p>
          </table:table-cell>
          <table:table-cell table:style-name="ce13" office:value-type="percentage" office:value="0.0410572821450335" calcext:value-type="percentage">
            <text:p>4.11%</text:p>
          </table:table-cell>
          <table:table-cell table:style-name="ce13" office:value-type="percentage" office:value="0.0314290246729422" calcext:value-type="percentage">
            <text:p>3.14%</text:p>
          </table:table-cell>
          <table:table-cell table:style-name="ce13" office:value-type="percentage" office:value="0.0791249664715822" calcext:value-type="percentage">
            <text:p>7.91%</text:p>
          </table:table-cell>
          <table:table-cell table:style-name="ce13" office:value-type="percentage" office:value="0.09" calcext:value-type="percentage">
            <text:p>9.00%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0" office:value-type="float" office:value="2000" calcext:value-type="float">
            <text:p>2000</text:p>
          </table:table-cell>
          <table:table-cell table:style-name="ce13" office:value-type="percentage" office:value="0.0371884113502352" calcext:value-type="percentage">
            <text:p>3.72%</text:p>
          </table:table-cell>
          <table:table-cell table:style-name="ce13" office:value-type="percentage" office:value="0.058094809930566" calcext:value-type="percentage">
            <text:p>5.81%</text:p>
          </table:table-cell>
          <table:table-cell table:style-name="ce13" office:value-type="percentage" office:value="0.101050008898381" calcext:value-type="percentage">
            <text:p>10.11%</text:p>
          </table:table-cell>
          <table:table-cell table:style-name="ce13" office:value-type="percentage" office:value="0.0899906100793996" calcext:value-type="percentage">
            <text:p>9.00%</text:p>
          </table:table-cell>
          <table:table-cell table:style-name="ce13" office:value-type="percentage" office:value="0.123216514820932" calcext:value-type="percentage">
            <text:p>12.32%</text:p>
          </table:table-cell>
          <table:table-cell table:style-name="ce13" office:value-type="percentage" office:value="0.125" calcext:value-type="percentage">
            <text:p>12.50%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0" office:value-type="float" office:value="2010" calcext:value-type="float">
            <text:p>2010</text:p>
          </table:table-cell>
          <table:table-cell table:style-name="ce13" office:value-type="percentage" office:value="0.0504517764422094" calcext:value-type="percentage">
            <text:p>5.05%</text:p>
          </table:table-cell>
          <table:table-cell table:style-name="ce13" office:value-type="percentage" office:value="0.0754801250558285" calcext:value-type="percentage">
            <text:p>7.55%</text:p>
          </table:table-cell>
          <table:table-cell table:style-name="ce13" office:value-type="percentage" office:value="0.134208850201692" calcext:value-type="percentage">
            <text:p>13.42%</text:p>
          </table:table-cell>
          <table:table-cell table:style-name="ce13" office:value-type="percentage" office:value="0.132514799481746" calcext:value-type="percentage">
            <text:p>13.25%</text:p>
          </table:table-cell>
          <table:table-cell table:style-name="ce13" office:value-type="percentage" office:value="0.158026354430553" calcext:value-type="percentage">
            <text:p>15.80%</text:p>
          </table:table-cell>
          <table:table-cell table:style-name="ce13" office:value-type="percentage" office:value="0.163" calcext:value-type="percentage">
            <text:p>16.30%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1">
            <draw:frame table:end-cell-address="hispanic.D23" table:end-x="63.72pt" table:end-y="5.24pt" draw:z-index="0" draw:name="Chart 13" draw:style-name="gr1" draw:text-style-name="P1" svg:width="443.2pt" svg:height="235.47pt" svg:x="0pt" svg:y="6.01pt">
              <loext:p draw:notify-on-update-of-ranges="hispanic.A2:hispanic.A7 hispanic.B1:hispanic.B1 hispanic.B2:hispanic.B7 hispanic.C1:hispanic.C1 hispanic.C2:hispanic.C7 hispanic.D1:hispanic.D1 hispanic.D2:hispanic.D7 hispanic.E1:hispanic.E1 hispanic.E2:hispanic.E7 hispanic.F1:hispanic.F1 hispanic.F2:hispanic.F7 hispanic.G1:hispanic.G1 hispanic.G2:hispanic.G7"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4" table:number-columns-repeated="2"/>
          <table:table-cell table:style-name="ce14">
            <draw:frame table:end-cell-address="hispanic.I23" table:end-x="17.97pt" table:end-y="4.48pt" draw:z-index="1" draw:name="Chart 14" draw:style-name="gr1" draw:text-style-name="P1" svg:width="465.73pt" svg:height="235.47pt" svg:x="80.25pt" svg:y="5.24pt">
              <loext:p draw:notify-on-update-of-ranges="hispanic.A2:hispanic.A7 hispanic.B1:hispanic.B1 hispanic.B2:hispanic.B7 hispanic.C1:hispanic.C1 hispanic.C2:hispanic.C7 hispanic.D1:hispanic.D1 hispanic.D2:hispanic.D7"/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style-name="ce14" table:number-columns-repeated="3"/>
          <table:table-cell table:style-name="ce11"/>
          <table:table-cell table:style-name="ce11">
            <draw:frame table:end-cell-address="hispanic.N23" table:end-x="23.22pt" table:end-y="5.98pt" draw:z-index="2" draw:name="Chart 15" draw:style-name="gr1" draw:text-style-name="P1" svg:width="452.98pt" svg:height="235.47pt" svg:x="20.24pt" svg:y="6.75pt">
              <loext:p draw:notify-on-update-of-ranges="hispanic.A2:hispanic.A7 hispanic.E1:hispanic.E1 hispanic.E2:hispanic.E7 hispanic.F1:hispanic.F1 hispanic.F2:hispanic.F7 hispanic.G1:hispanic.G1 hispanic.G2:hispanic.G7"/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number-columns-repeated="17"/>
          <table:table-cell table:number-columns-repeated="998"/>
        </table:table-row>
        <table:table-row table:style-name="ro1">
          <table:table-cell table:style-name="ce11" table:number-columns-repeated="26"/>
          <table:table-cell table:number-columns-repeated="998"/>
        </table:table-row>
        <table:table-row table:style-name="ro1">
          <table:table-cell table:style-name="ce11" table:number-columns-repeated="26"/>
          <table:table-cell table:number-columns-repeated="998"/>
        </table:table-row>
        <table:table-row table:style-name="ro1">
          <table:table-cell table:style-name="ce11"/>
          <table:table-cell table:style-name="ce14" table:number-columns-repeated="6"/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1"/>
          <table:table-cell table:style-name="ce14" table:number-columns-repeated="6"/>
          <table:table-cell table:style-name="ce16"/>
          <table:table-cell table:style-name="ce11" table:number-columns-repeated="18"/>
          <table:table-cell table:number-columns-repeated="998"/>
        </table:table-row>
        <table:table-row table:style-name="ro1" table:number-rows-repeated="3">
          <table:table-cell table:style-name="ce11"/>
          <table:table-cell table:style-name="ce14" table:number-columns-repeated="6"/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1"/>
          <table:table-cell table:style-name="ce14" table:number-columns-repeated="6"/>
          <table:table-cell table:style-name="ce11" table:number-columns-repeated="19"/>
          <table:table-cell table:number-columns-repeated="998"/>
        </table:table-row>
        <table:table-row table:style-name="ro1" table:number-rows-repeated="6">
          <table:table-cell table:style-name="ce11" table:number-columns-repeated="26"/>
          <table:table-cell table:number-columns-repeated="998"/>
        </table:table-row>
        <table:table-row table:style-name="ro1">
          <table:table-cell table:style-name="ce11"/>
          <table:table-cell table:style-name="ce14" table:number-columns-repeated="6"/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1"/>
          <table:table-cell table:style-name="ce14" table:number-columns-repeated="6"/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1"/>
          <table:table-cell table:style-name="ce15" table:number-columns-repeated="6"/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1"/>
          <table:table-cell table:style-name="ce16" table:number-columns-repeated="6"/>
          <table:table-cell table:style-name="ce11" table:number-columns-repeated="19"/>
          <table:table-cell table:number-columns-repeated="998"/>
        </table:table-row>
        <table:table-row table:style-name="ro1" table:number-rows-repeated="3">
          <table:table-cell table:style-name="ce11" table:number-columns-repeated="26"/>
          <table:table-cell table:number-columns-repeated="998"/>
        </table:table-row>
        <table:table-row table:style-name="ro1">
          <table:table-cell table:style-name="ce11"/>
          <table:table-cell table:style-name="ce15" table:number-columns-repeated="6"/>
          <table:table-cell table:style-name="ce11" table:number-columns-repeated="19"/>
          <table:table-cell table:number-columns-repeated="998"/>
        </table:table-row>
        <table:table-row table:style-name="ro1" table:number-rows-repeated="970">
          <table:table-cell table:style-name="ce1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20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1019" table:default-cell-style-name="Default"/>
        <table:table-row table:style-name="ro1">
          <table:table-cell table:style-name="ce18" office:value-type="string" calcext:value-type="string">
            <text:p><text:a xlink:href="https://www.census.gov/prod/www/decennial.html" xlink:type="simple">https://www.census.gov/prod/www/decennial.html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9" office:value-type="string" calcext:value-type="string">
            <text:p><text:a xlink:href="http://github.com/A-Fitz" xlink:type="simple">http://github.com/A-Fitz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Note:</text:span> Woodridge data from 1960-1970 is incomplete</text:p>
          </table:table-cell>
          <table:table-cell table:number-columns-repeated="3"/>
          <table:table-cell table:style-name="ce20" office:value-type="string" calcext:value-type="string">
            <text:p>afit3218@csd99.org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ecause the village was formed in only 1959.</text:p>
          </table:table-cell>
          <table:table-cell table:number-columns-repeated="3"/>
          <table:table-cell table:style-name="ce19" office:value-type="string" calcext:value-type="string">
            <text:p><text:a xlink:href="http://afitz.me" xlink:type="simple">http://afitz.me</text:a></text:p>
          </table:table-cell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p" style:display-name="PageStyle_po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ck" style:display-name="PageStyle_bla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spanic" style:display-name="PageStyle_hispan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74" meta:object-count="15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1cm" svg:stroke-color="#ff9900" draw:fill-color="#ff99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71cm" svg:stroke-color="#109618" draw:fill-color="#109618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71cm" svg:stroke-color="#990099" draw:fill-color="#990099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71cm" svg:stroke-color="#0099c6" draw:fill-color="#0099c6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3.494cm" svg:height="7.171cm" xlink:href=".." xlink:type="simple" chart:class="chart:line" chart:style-name="ch1">
        <chart:legend chart:legend-position="end" svg:x="8.552cm" svg:y="2.041cm" style:legend-expansion="high" chart:style-name="ch2"/>
        <chart:plot-area chart:style-name="ch3" table:cell-range-address="hispanic.A1:hispanic.G7" chart:data-source-has-labels="both" svg:x="1.329cm" svg:y="0.143cm" svg:width="6.954cm" svg:height="5.855cm">
          <chartooo:coordinate-region svg:x="2.294cm" svg:y="0.342cm" svg:width="5.564cm" svg:height="5.009cm"/>
          <chart:axis chart:dimension="x" chart:name="primary-x" chart:style-name="ch4" chartooo:axis-type="text">
            <chart:title svg:x="3.763cm" svg:y="6.142cm" chart:style-name="ch5">
              <text:p>Census Year</text:p>
            </chart:title>
            <chart:categories table:cell-range-address="hispanic.A2:hispanic.A7"/>
          </chart:axis>
          <chart:axis chart:dimension="y" chart:name="primary-y" chart:style-name="ch6">
            <chart:title svg:x="0.451cm" svg:y="4.444cm" chart:style-name="ch7">
              <text:p>% of Population</text:p>
            </chart:title>
            <chart:grid chart:style-name="ch8" chart:class="major"/>
          </chart:axis>
          <chart:series chart:style-name="ch9" chart:values-cell-range-address="hispanic.B2:hispanic.B7" chart:label-cell-address="hispanic.B1:hispanic.B1" chart:class="chart:line">
            <chart:data-point chart:repeated="6"/>
          </chart:series>
          <chart:series chart:style-name="ch10" chart:values-cell-range-address="hispanic.C2:hispanic.C7" chart:label-cell-address="hispanic.C1:hispanic.C1" chart:class="chart:line">
            <chart:data-point chart:repeated="6"/>
          </chart:series>
          <chart:series chart:style-name="ch11" chart:values-cell-range-address="hispanic.D2:hispanic.D7" chart:label-cell-address="hispanic.D1:hispanic.D1" chart:class="chart:line">
            <chart:data-point chart:repeated="6"/>
          </chart:series>
          <chart:series chart:style-name="ch12" chart:values-cell-range-address="hispanic.E2:hispanic.E7" chart:label-cell-address="hispanic.E1:hispanic.E1" chart:class="chart:line">
            <chart:data-point chart:repeated="6"/>
          </chart:series>
          <chart:series chart:style-name="ch13" chart:values-cell-range-address="hispanic.F2:hispanic.F7" chart:label-cell-address="hispanic.F1:hispanic.F1" chart:class="chart:line">
            <chart:data-point chart:repeated="6"/>
          </chart:series>
          <chart:series chart:style-name="ch14" chart:values-cell-range-address="hispanic.G2:hispanic.G7" chart:label-cell-address="hispanic.G1:hispanic.G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wners Grove Village</text:p>
                <draw:g>
                  <svg:desc>hispanic.B1:hispanic.B1</svg:desc>
                </draw:g>
              </table:table-cell>
              <table:table-cell office:value-type="string">
                <text:p>Lisle Village</text:p>
                <draw:g>
                  <svg:desc>hispanic.C1:hispanic.C1</svg:desc>
                </draw:g>
              </table:table-cell>
              <table:table-cell office:value-type="string">
                <text:p>Woodridge Village</text:p>
                <draw:g>
                  <svg:desc>hispanic.D1:hispanic.D1</svg:desc>
                </draw:g>
              </table:table-cell>
              <table:table-cell office:value-type="string">
                <text:p>Du Page County</text:p>
                <draw:g>
                  <svg:desc>hispanic.E1:hispanic.E1</svg:desc>
                </draw:g>
              </table:table-cell>
              <table:table-cell office:value-type="string">
                <text:p>Illinois</text:p>
                <draw:g>
                  <svg:desc>hispanic.F1:hispanic.F1</svg:desc>
                </draw:g>
              </table:table-cell>
              <table:table-cell office:value-type="string">
                <text:p>United States</text:p>
                <draw:g>
                  <svg:desc>hispanic.G1:hispanic.G1</svg:desc>
                </draw:g>
              </table:table-cell>
            </table:table-row>
          </table:table-header-rows>
          <table:table-rows>
            <table:table-row>
              <table:table-cell office:value-type="float" office:value="1960">
                <text:p>1960</text:p>
                <draw:g>
                  <svg:desc>hispanic.A2:hispanic.A7</svg:desc>
                </draw:g>
              </table:table-cell>
              <table:table-cell office:value-type="float" office:value="0.000850902902524345">
                <text:p>0.000850902902524345</text:p>
                <draw:g>
                  <svg:desc>hispanic.B2:hispanic.B7</svg:desc>
                </draw:g>
              </table:table-cell>
              <table:table-cell office:value-type="float" office:value="0.00474045982460299">
                <text:p>0.00474045982460299</text:p>
                <draw:g>
                  <svg:desc>hispanic.C2:hispanic.C7</svg:desc>
                </draw:g>
              </table:table-cell>
              <table:table-cell office:value-type="float" office:value="NaN">
                <text:p>NaN</text:p>
                <draw:g>
                  <svg:desc>hispanic.D2:hispanic.D7</svg:desc>
                </draw:g>
              </table:table-cell>
              <table:table-cell office:value-type="float" office:value="0.00029349930931956">
                <text:p>0.00029349930931956</text:p>
                <draw:g>
                  <svg:desc>hispanic.E2:hispanic.E7</svg:desc>
                </draw:g>
              </table:table-cell>
              <table:table-cell office:value-type="float" office:value="0.00039916049326873">
                <text:p>0.00039916049326873</text:p>
                <draw:g>
                  <svg:desc>hispanic.F2:hispanic.F7</svg:desc>
                </draw:g>
              </table:table-cell>
              <table:table-cell office:value-type="float" office:value="0.032">
                <text:p>0.032</text:p>
                <draw:g>
                  <svg:desc>hispanic.G2:hispanic.G7</svg:desc>
                </draw:g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0.00222893957436414">
                <text:p>0.00222893957436414</text:p>
              </table:table-cell>
              <table:table-cell office:value-type="float" office:value="0.00131356727340965">
                <text:p>0.00131356727340965</text:p>
              </table:table-cell>
              <table:table-cell office:value-type="float" office:value="0.00272034820457018">
                <text:p>0.00272034820457018</text:p>
              </table:table-cell>
              <table:table-cell office:value-type="float" office:value="0.00146986472365323">
                <text:p>0.00146986472365323</text:p>
              </table:table-cell>
              <table:table-cell office:value-type="float" office:value="0.00288654573304819">
                <text:p>0.00288654573304819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23">
                <text:p>0.023</text:p>
              </table:table-cell>
              <table:table-cell office:value-type="float" office:value="0.026">
                <text:p>0.026</text:p>
              </table:table-cell>
              <table:table-cell office:value-type="float" office:value="0.056">
                <text:p>0.056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0243288232532332">
                <text:p>0.0243288232532332</text:p>
              </table:table-cell>
              <table:table-cell office:value-type="float" office:value="0.0303915539155392">
                <text:p>0.0303915539155392</text:p>
              </table:table-cell>
              <table:table-cell office:value-type="float" office:value="0.0410572821450335">
                <text:p>0.0410572821450335</text:p>
              </table:table-cell>
              <table:table-cell office:value-type="float" office:value="0.0314290246729422">
                <text:p>0.0314290246729422</text:p>
              </table:table-cell>
              <table:table-cell office:value-type="float" office:value="0.0791249664715822">
                <text:p>0.079124966471582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371884113502352">
                <text:p>0.0371884113502352</text:p>
              </table:table-cell>
              <table:table-cell office:value-type="float" office:value="0.058094809930566">
                <text:p>0.058094809930566</text:p>
              </table:table-cell>
              <table:table-cell office:value-type="float" office:value="0.101050008898381">
                <text:p>0.101050008898381</text:p>
              </table:table-cell>
              <table:table-cell office:value-type="float" office:value="0.0899906100793996">
                <text:p>0.0899906100793996</text:p>
              </table:table-cell>
              <table:table-cell office:value-type="float" office:value="0.123216514820932">
                <text:p>0.12321651482093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0504517764422094">
                <text:p>0.0504517764422094</text:p>
              </table:table-cell>
              <table:table-cell office:value-type="float" office:value="0.0754801250558285">
                <text:p>0.0754801250558285</text:p>
              </table:table-cell>
              <table:table-cell office:value-type="float" office:value="0.134208850201692">
                <text:p>0.134208850201692</text:p>
              </table:table-cell>
              <table:table-cell office:value-type="float" office:value="0.132514799481746">
                <text:p>0.132514799481746</text:p>
              </table:table-cell>
              <table:table-cell office:value-type="float" office:value="0.158026354430553">
                <text:p>0.158026354430553</text:p>
              </table:table-cell>
              <table:table-cell office:value-type="float" office:value="0.163">
                <text:p>0.1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1cm" svg:stroke-color="#ff9900" draw:fill-color="#ff99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71cm" svg:stroke-color="#109618" draw:fill-color="#109618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71cm" svg:stroke-color="#990099" draw:fill-color="#990099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71cm" svg:stroke-color="#0099c6" draw:fill-color="#0099c6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5.636cm" svg:height="8.308cm" xlink:href=".." xlink:type="simple" chart:class="chart:line" chart:style-name="ch1">
        <chart:legend chart:legend-position="end" svg:x="10.694cm" svg:y="2.61cm" style:legend-expansion="high" chart:style-name="ch2"/>
        <chart:plot-area chart:style-name="ch3" table:cell-range-address="black.A1:black.G7" chart:data-source-has-labels="both" svg:x="1.372cm" svg:y="0.166cm" svg:width="9.01cm" svg:height="6.946cm">
          <chartooo:coordinate-region svg:x="2.337cm" svg:y="0.365cm" svg:width="7.62cm" svg:height="6.1cm"/>
          <chart:axis chart:dimension="x" chart:name="primary-x" chart:style-name="ch4" chartooo:axis-type="text">
            <chart:title svg:x="4.834cm" svg:y="7.279cm" chart:style-name="ch5">
              <text:p>Census Year</text:p>
            </chart:title>
            <chart:categories table:cell-range-address="black.A2:black.A7"/>
          </chart:axis>
          <chart:axis chart:dimension="y" chart:name="primary-y" chart:style-name="ch6">
            <chart:title svg:x="0.451cm" svg:y="5.013cm" chart:style-name="ch7">
              <text:p>% of Population</text:p>
            </chart:title>
            <chart:grid chart:style-name="ch8" chart:class="major"/>
          </chart:axis>
          <chart:series chart:style-name="ch9" chart:values-cell-range-address="black.B2:black.B7" chart:label-cell-address="black.B1:black.B1" chart:class="chart:line">
            <chart:data-point chart:repeated="6"/>
          </chart:series>
          <chart:series chart:style-name="ch10" chart:values-cell-range-address="black.C2:black.C7" chart:label-cell-address="black.C1:black.C1" chart:class="chart:line">
            <chart:data-point chart:repeated="6"/>
          </chart:series>
          <chart:series chart:style-name="ch11" chart:values-cell-range-address="black.D2:black.D7" chart:label-cell-address="black.D1:black.D1" chart:class="chart:line">
            <chart:data-point chart:repeated="6"/>
          </chart:series>
          <chart:series chart:style-name="ch12" chart:values-cell-range-address="black.E2:black.E7" chart:label-cell-address="black.E1:black.E1" chart:class="chart:line">
            <chart:data-point chart:repeated="6"/>
          </chart:series>
          <chart:series chart:style-name="ch13" chart:values-cell-range-address="black.F2:black.F7" chart:label-cell-address="black.F1:black.F1" chart:class="chart:line">
            <chart:data-point chart:repeated="6"/>
          </chart:series>
          <chart:series chart:style-name="ch14" chart:values-cell-range-address="black.G2:black.G7" chart:label-cell-address="black.G1:black.G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wners Grove Village</text:p>
                <draw:g>
                  <svg:desc>black.B1:black.B1</svg:desc>
                </draw:g>
              </table:table-cell>
              <table:table-cell office:value-type="string">
                <text:p>Lisle Village</text:p>
                <draw:g>
                  <svg:desc>black.C1:black.C1</svg:desc>
                </draw:g>
              </table:table-cell>
              <table:table-cell office:value-type="string">
                <text:p>Woodridge Village</text:p>
                <draw:g>
                  <svg:desc>black.D1:black.D1</svg:desc>
                </draw:g>
              </table:table-cell>
              <table:table-cell office:value-type="string">
                <text:p>Du Page County</text:p>
                <draw:g>
                  <svg:desc>black.E1:black.E1</svg:desc>
                </draw:g>
              </table:table-cell>
              <table:table-cell office:value-type="string">
                <text:p>Illinois</text:p>
                <draw:g>
                  <svg:desc>black.F1:black.F1</svg:desc>
                </draw:g>
              </table:table-cell>
              <table:table-cell office:value-type="string">
                <text:p>United States</text:p>
                <draw:g>
                  <svg:desc>black.G1:black.G1</svg:desc>
                </draw:g>
              </table:table-cell>
            </table:table-row>
          </table:table-header-rows>
          <table:table-rows>
            <table:table-row>
              <table:table-cell office:value-type="float" office:value="1960">
                <text:p>1960</text:p>
                <draw:g>
                  <svg:desc>black.A2:black.A7</svg:desc>
                </draw:g>
              </table:table-cell>
              <table:table-cell office:value-type="float" office:value="0.00118180958683937">
                <text:p>0.00118180958683937</text:p>
                <draw:g>
                  <svg:desc>black.B2:black.B7</svg:desc>
                </draw:g>
              </table:table-cell>
              <table:table-cell office:value-type="float" office:value="0.00355534486845224">
                <text:p>0.00355534486845224</text:p>
                <draw:g>
                  <svg:desc>black.C2:black.C7</svg:desc>
                </draw:g>
              </table:table-cell>
              <table:table-cell office:value-type="float" office:value="NaN">
                <text:p>NaN</text:p>
                <draw:g>
                  <svg:desc>black.D2:black.D7</svg:desc>
                </draw:g>
              </table:table-cell>
              <table:table-cell office:value-type="float" office:value="0.00215977209140589">
                <text:p>0.00215977209140589</text:p>
                <draw:g>
                  <svg:desc>black.E2:black.E7</svg:desc>
                </draw:g>
              </table:table-cell>
              <table:table-cell office:value-type="float" office:value="0.102911788506836">
                <text:p>0.102911788506836</text:p>
                <draw:g>
                  <svg:desc>black.F2:black.F7</svg:desc>
                </draw:g>
              </table:table-cell>
              <table:table-cell office:value-type="float" office:value="0.105">
                <text:p>0.105</text:p>
                <draw:g>
                  <svg:desc>black.G2:black.G7</svg:desc>
                </draw:g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0.00189307196726818">
                <text:p>0.00189307196726818</text:p>
              </table:table-cell>
              <table:table-cell office:value-type="float" office:value="0.004">
                <text:p>0.004</text:p>
              </table:table-cell>
              <table:table-cell office:value-type="float" office:value="0.00308306129851288">
                <text:p>0.00308306129851288</text:p>
              </table:table-cell>
              <table:table-cell office:value-type="float" office:value="0.00335852907811223">
                <text:p>0.00335852907811223</text:p>
              </table:table-cell>
              <table:table-cell office:value-type="float" office:value="0.128277584907507">
                <text:p>0.128277584907507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.011">
                <text:p>0.011</text:p>
              </table:table-cell>
              <table:table-cell office:value-type="float" office:value="0.03">
                <text:p>0.03</text:p>
              </table:table-cell>
              <table:table-cell office:value-type="float" office:value="0.039">
                <text:p>0.039</text:p>
              </table:table-cell>
              <table:table-cell office:value-type="float" office:value="0.012">
                <text:p>0.012</text:p>
              </table:table-cell>
              <table:table-cell office:value-type="float" office:value="0.147">
                <text:p>0.147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0172649280805839">
                <text:p>0.0172649280805839</text:p>
              </table:table-cell>
              <table:table-cell office:value-type="float" office:value="0.0288027880278803">
                <text:p>0.0288027880278803</text:p>
              </table:table-cell>
              <table:table-cell office:value-type="float" office:value="0.060900365630713">
                <text:p>0.060900365630713</text:p>
              </table:table-cell>
              <table:table-cell office:value-type="float" office:value="0.019780827105183">
                <text:p>0.019780827105183</text:p>
              </table:table-cell>
              <table:table-cell office:value-type="float" office:value="0.148222552058063">
                <text:p>0.148222552058063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193924686548737">
                <text:p>0.0193924686548737</text:p>
              </table:table-cell>
              <table:table-cell office:value-type="float" office:value="0.036315500274739">
                <text:p>0.036315500274739</text:p>
              </table:table-cell>
              <table:table-cell office:value-type="float" office:value="0.0868481936287596">
                <text:p>0.0868481936287596</text:p>
              </table:table-cell>
              <table:table-cell office:value-type="float" office:value="0.0305255369342407">
                <text:p>0.0305255369342407</text:p>
              </table:table-cell>
              <table:table-cell office:value-type="float" office:value="0.151133804476632">
                <text:p>0.151133804476632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0291099390817286">
                <text:p>0.0291099390817286</text:p>
              </table:table-cell>
              <table:table-cell office:value-type="float" office:value="0.0563197856185797">
                <text:p>0.0563197856185797</text:p>
              </table:table-cell>
              <table:table-cell office:value-type="float" office:value="0.0891086105971915">
                <text:p>0.0891086105971915</text:p>
              </table:table-cell>
              <table:table-cell office:value-type="float" office:value="0.0461826716281829">
                <text:p>0.0461826716281829</text:p>
              </table:table-cell>
              <table:table-cell office:value-type="float" office:value="0.145465476681118">
                <text:p>0.145465476681118</text:p>
              </table:table-cell>
              <table:table-cell office:value-type="float" office:value="0.126">
                <text:p>0.12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1cm" svg:stroke-color="#ff9900" draw:fill-color="#ff99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431cm" svg:height="8.308cm" xlink:href=".." xlink:type="simple" chart:class="chart:line" chart:style-name="ch1">
        <chart:legend chart:legend-position="end" svg:x="11.489cm" svg:y="3.357cm" style:legend-expansion="high" chart:style-name="ch2"/>
        <chart:plot-area chart:style-name="ch3" table:cell-range-address="black.A1:black.D7" chart:data-source-has-labels="both" svg:x="1.388cm" svg:y="0.166cm" svg:width="9.773cm" svg:height="6.946cm">
          <chartooo:coordinate-region svg:x="2.353cm" svg:y="0.365cm" svg:width="8.383cm" svg:height="6.1cm"/>
          <chart:axis chart:dimension="x" chart:name="primary-x" chart:style-name="ch4" chartooo:axis-type="text">
            <chart:title svg:x="5.231cm" svg:y="7.279cm" chart:style-name="ch5">
              <text:p>Census Year</text:p>
            </chart:title>
            <chart:categories table:cell-range-address="black.A2:black.A7"/>
          </chart:axis>
          <chart:axis chart:dimension="y" chart:name="primary-y" chart:style-name="ch6">
            <chart:title svg:x="0.451cm" svg:y="5.013cm" chart:style-name="ch7">
              <text:p>% of Population</text:p>
            </chart:title>
            <chart:grid chart:style-name="ch8" chart:class="major"/>
          </chart:axis>
          <chart:series chart:style-name="ch9" chart:values-cell-range-address="black.B2:black.B7" chart:label-cell-address="black.B1:black.B1" chart:class="chart:line">
            <chart:data-point chart:repeated="6"/>
          </chart:series>
          <chart:series chart:style-name="ch10" chart:values-cell-range-address="black.C2:black.C7" chart:label-cell-address="black.C1:black.C1" chart:class="chart:line">
            <chart:data-point chart:repeated="6"/>
          </chart:series>
          <chart:series chart:style-name="ch11" chart:values-cell-range-address="black.D2:black.D7" chart:label-cell-address="black.D1:black.D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wners Grove Village</text:p>
                <draw:g>
                  <svg:desc>black.B1:black.B1</svg:desc>
                </draw:g>
              </table:table-cell>
              <table:table-cell office:value-type="string">
                <text:p>Lisle Village</text:p>
                <draw:g>
                  <svg:desc>black.C1:black.C1</svg:desc>
                </draw:g>
              </table:table-cell>
              <table:table-cell office:value-type="string">
                <text:p>Woodridge Village</text:p>
                <draw:g>
                  <svg:desc>black.D1:black.D1</svg:desc>
                </draw:g>
              </table:table-cell>
            </table:table-row>
          </table:table-header-rows>
          <table:table-rows>
            <table:table-row>
              <table:table-cell office:value-type="float" office:value="1960">
                <text:p>1960</text:p>
                <draw:g>
                  <svg:desc>black.A2:black.A7</svg:desc>
                </draw:g>
              </table:table-cell>
              <table:table-cell office:value-type="float" office:value="0.00118180958683937">
                <text:p>0.00118180958683937</text:p>
                <draw:g>
                  <svg:desc>black.B2:black.B7</svg:desc>
                </draw:g>
              </table:table-cell>
              <table:table-cell office:value-type="float" office:value="0.00355534486845224">
                <text:p>0.00355534486845224</text:p>
                <draw:g>
                  <svg:desc>black.C2:black.C7</svg:desc>
                </draw:g>
              </table:table-cell>
              <table:table-cell office:value-type="float" office:value="NaN">
                <text:p>NaN</text:p>
                <draw:g>
                  <svg:desc>black.D2:black.D7</svg:desc>
                </draw:g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0.00189307196726818">
                <text:p>0.00189307196726818</text:p>
              </table:table-cell>
              <table:table-cell office:value-type="float" office:value="0.004">
                <text:p>0.004</text:p>
              </table:table-cell>
              <table:table-cell office:value-type="float" office:value="0.00308306129851288">
                <text:p>0.00308306129851288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.011">
                <text:p>0.011</text:p>
              </table:table-cell>
              <table:table-cell office:value-type="float" office:value="0.03">
                <text:p>0.03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0172649280805839">
                <text:p>0.0172649280805839</text:p>
              </table:table-cell>
              <table:table-cell office:value-type="float" office:value="0.0288027880278803">
                <text:p>0.0288027880278803</text:p>
              </table:table-cell>
              <table:table-cell office:value-type="float" office:value="0.060900365630713">
                <text:p>0.06090036563071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193924686548737">
                <text:p>0.0193924686548737</text:p>
              </table:table-cell>
              <table:table-cell office:value-type="float" office:value="0.036315500274739">
                <text:p>0.036315500274739</text:p>
              </table:table-cell>
              <table:table-cell office:value-type="float" office:value="0.0868481936287596">
                <text:p>0.086848193628759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0291099390817286">
                <text:p>0.0291099390817286</text:p>
              </table:table-cell>
              <table:table-cell office:value-type="float" office:value="0.0563197856185797">
                <text:p>0.0563197856185797</text:p>
              </table:table-cell>
              <table:table-cell office:value-type="float" office:value="0.0891086105971915">
                <text:p>0.089108610597191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1cm" svg:stroke-color="#ff9900" draw:fill-color="#ff99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81cm" svg:height="8.308cm" xlink:href=".." xlink:type="simple" chart:class="chart:line" chart:style-name="ch1">
        <chart:legend chart:legend-position="end" svg:x="12.097cm" svg:y="3.357cm" style:legend-expansion="high" chart:style-name="ch2"/>
        <chart:plot-area chart:style-name="ch3" table:cell-range-address="black.A2:black.A7 black.E1:black.G7" chart:data-source-has-labels="both" svg:x="1.379cm" svg:y="0.166cm" svg:width="10.399cm" svg:height="6.946cm">
          <chartooo:coordinate-region svg:x="2.344cm" svg:y="0.365cm" svg:width="9.009cm" svg:height="6.1cm"/>
          <chart:axis chart:dimension="x" chart:name="primary-x" chart:style-name="ch4" chartooo:axis-type="text">
            <chart:title svg:x="5.535cm" svg:y="7.279cm" chart:style-name="ch5">
              <text:p>Census Year</text:p>
            </chart:title>
            <chart:categories table:cell-range-address="black.A2:black.A7"/>
          </chart:axis>
          <chart:axis chart:dimension="y" chart:name="primary-y" chart:style-name="ch6">
            <chart:title svg:x="0.451cm" svg:y="5.013cm" chart:style-name="ch7">
              <text:p>% of Population</text:p>
            </chart:title>
            <chart:grid chart:style-name="ch8" chart:class="major"/>
          </chart:axis>
          <chart:series chart:style-name="ch9" chart:values-cell-range-address="black.E2:black.E7" chart:label-cell-address="black.E1:black.E1" chart:class="chart:line">
            <chart:data-point chart:repeated="6"/>
          </chart:series>
          <chart:series chart:style-name="ch10" chart:values-cell-range-address="black.F2:black.F7" chart:label-cell-address="black.F1:black.F1" chart:class="chart:line">
            <chart:data-point chart:repeated="6"/>
          </chart:series>
          <chart:series chart:style-name="ch11" chart:values-cell-range-address="black.G2:black.G7" chart:label-cell-address="black.G1:black.G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 Page County</text:p>
                <draw:g>
                  <svg:desc>black.E1:black.E1</svg:desc>
                </draw:g>
              </table:table-cell>
              <table:table-cell office:value-type="string">
                <text:p>Illinois</text:p>
                <draw:g>
                  <svg:desc>black.F1:black.F1</svg:desc>
                </draw:g>
              </table:table-cell>
              <table:table-cell office:value-type="string">
                <text:p>United States</text:p>
                <draw:g>
                  <svg:desc>black.G1:black.G1</svg:desc>
                </draw:g>
              </table:table-cell>
            </table:table-row>
          </table:table-header-rows>
          <table:table-rows>
            <table:table-row>
              <table:table-cell office:value-type="float" office:value="1960">
                <text:p>1960</text:p>
                <draw:g>
                  <svg:desc>black.A2:black.A7</svg:desc>
                </draw:g>
              </table:table-cell>
              <table:table-cell office:value-type="float" office:value="0.00215977209140589">
                <text:p>0.00215977209140589</text:p>
                <draw:g>
                  <svg:desc>black.E2:black.E7</svg:desc>
                </draw:g>
              </table:table-cell>
              <table:table-cell office:value-type="float" office:value="0.102911788506836">
                <text:p>0.102911788506836</text:p>
                <draw:g>
                  <svg:desc>black.F2:black.F7</svg:desc>
                </draw:g>
              </table:table-cell>
              <table:table-cell office:value-type="float" office:value="0.105">
                <text:p>0.105</text:p>
                <draw:g>
                  <svg:desc>black.G2:black.G7</svg:desc>
                </draw:g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0.00335852907811223">
                <text:p>0.00335852907811223</text:p>
              </table:table-cell>
              <table:table-cell office:value-type="float" office:value="0.128277584907507">
                <text:p>0.128277584907507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.012">
                <text:p>0.012</text:p>
              </table:table-cell>
              <table:table-cell office:value-type="float" office:value="0.147">
                <text:p>0.147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019780827105183">
                <text:p>0.019780827105183</text:p>
              </table:table-cell>
              <table:table-cell office:value-type="float" office:value="0.148222552058063">
                <text:p>0.148222552058063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305255369342407">
                <text:p>0.0305255369342407</text:p>
              </table:table-cell>
              <table:table-cell office:value-type="float" office:value="0.151133804476632">
                <text:p>0.151133804476632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0461826716281829">
                <text:p>0.0461826716281829</text:p>
              </table:table-cell>
              <table:table-cell office:value-type="float" office:value="0.145465476681118">
                <text:p>0.145465476681118</text:p>
              </table:table-cell>
              <table:table-cell office:value-type="float" office:value="0.126">
                <text:p>0.12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1cm" svg:stroke-color="#ff9900" draw:fill-color="#ff99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71cm" svg:stroke-color="#109618" draw:fill-color="#109618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71cm" svg:stroke-color="#990099" draw:fill-color="#990099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71cm" svg:stroke-color="#0099c6" draw:fill-color="#0099c6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5.636cm" svg:height="8.308cm" xlink:href=".." xlink:type="simple" chart:class="chart:line" chart:style-name="ch1">
        <chart:legend chart:legend-position="end" svg:x="10.694cm" svg:y="2.61cm" style:legend-expansion="high" chart:style-name="ch2"/>
        <chart:plot-area chart:style-name="ch3" table:cell-range-address="hispanic.A1:hispanic.G7" chart:data-source-has-labels="both" svg:x="1.372cm" svg:y="0.166cm" svg:width="9.01cm" svg:height="6.946cm">
          <chartooo:coordinate-region svg:x="2.337cm" svg:y="0.365cm" svg:width="7.62cm" svg:height="6.1cm"/>
          <chart:axis chart:dimension="x" chart:name="primary-x" chart:style-name="ch4" chartooo:axis-type="text">
            <chart:title svg:x="4.834cm" svg:y="7.279cm" chart:style-name="ch5">
              <text:p>Census Year</text:p>
            </chart:title>
            <chart:categories table:cell-range-address="hispanic.A2:hispanic.A7"/>
          </chart:axis>
          <chart:axis chart:dimension="y" chart:name="primary-y" chart:style-name="ch6">
            <chart:title svg:x="0.451cm" svg:y="5.013cm" chart:style-name="ch7">
              <text:p>% of Population</text:p>
            </chart:title>
            <chart:grid chart:style-name="ch8" chart:class="major"/>
          </chart:axis>
          <chart:series chart:style-name="ch9" chart:values-cell-range-address="hispanic.B2:hispanic.B7" chart:label-cell-address="hispanic.B1:hispanic.B1" chart:class="chart:line">
            <chart:data-point chart:repeated="6"/>
          </chart:series>
          <chart:series chart:style-name="ch10" chart:values-cell-range-address="hispanic.C2:hispanic.C7" chart:label-cell-address="hispanic.C1:hispanic.C1" chart:class="chart:line">
            <chart:data-point chart:repeated="6"/>
          </chart:series>
          <chart:series chart:style-name="ch11" chart:values-cell-range-address="hispanic.D2:hispanic.D7" chart:label-cell-address="hispanic.D1:hispanic.D1" chart:class="chart:line">
            <chart:data-point chart:repeated="6"/>
          </chart:series>
          <chart:series chart:style-name="ch12" chart:values-cell-range-address="hispanic.E2:hispanic.E7" chart:label-cell-address="hispanic.E1:hispanic.E1" chart:class="chart:line">
            <chart:data-point chart:repeated="6"/>
          </chart:series>
          <chart:series chart:style-name="ch13" chart:values-cell-range-address="hispanic.F2:hispanic.F7" chart:label-cell-address="hispanic.F1:hispanic.F1" chart:class="chart:line">
            <chart:data-point chart:repeated="6"/>
          </chart:series>
          <chart:series chart:style-name="ch14" chart:values-cell-range-address="hispanic.G2:hispanic.G7" chart:label-cell-address="hispanic.G1:hispanic.G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wners Grove Village</text:p>
                <draw:g>
                  <svg:desc>hispanic.B1:hispanic.B1</svg:desc>
                </draw:g>
              </table:table-cell>
              <table:table-cell office:value-type="string">
                <text:p>Lisle Village</text:p>
                <draw:g>
                  <svg:desc>hispanic.C1:hispanic.C1</svg:desc>
                </draw:g>
              </table:table-cell>
              <table:table-cell office:value-type="string">
                <text:p>Woodridge Village</text:p>
                <draw:g>
                  <svg:desc>hispanic.D1:hispanic.D1</svg:desc>
                </draw:g>
              </table:table-cell>
              <table:table-cell office:value-type="string">
                <text:p>Du Page County</text:p>
                <draw:g>
                  <svg:desc>hispanic.E1:hispanic.E1</svg:desc>
                </draw:g>
              </table:table-cell>
              <table:table-cell office:value-type="string">
                <text:p>Illinois</text:p>
                <draw:g>
                  <svg:desc>hispanic.F1:hispanic.F1</svg:desc>
                </draw:g>
              </table:table-cell>
              <table:table-cell office:value-type="string">
                <text:p>United States</text:p>
                <draw:g>
                  <svg:desc>hispanic.G1:hispanic.G1</svg:desc>
                </draw:g>
              </table:table-cell>
            </table:table-row>
          </table:table-header-rows>
          <table:table-rows>
            <table:table-row>
              <table:table-cell office:value-type="float" office:value="1960">
                <text:p>1960</text:p>
                <draw:g>
                  <svg:desc>hispanic.A2:hispanic.A7</svg:desc>
                </draw:g>
              </table:table-cell>
              <table:table-cell office:value-type="float" office:value="0.000850902902524345">
                <text:p>0.000850902902524345</text:p>
                <draw:g>
                  <svg:desc>hispanic.B2:hispanic.B7</svg:desc>
                </draw:g>
              </table:table-cell>
              <table:table-cell office:value-type="float" office:value="0.00474045982460299">
                <text:p>0.00474045982460299</text:p>
                <draw:g>
                  <svg:desc>hispanic.C2:hispanic.C7</svg:desc>
                </draw:g>
              </table:table-cell>
              <table:table-cell office:value-type="float" office:value="NaN">
                <text:p>NaN</text:p>
                <draw:g>
                  <svg:desc>hispanic.D2:hispanic.D7</svg:desc>
                </draw:g>
              </table:table-cell>
              <table:table-cell office:value-type="float" office:value="0.00029349930931956">
                <text:p>0.00029349930931956</text:p>
                <draw:g>
                  <svg:desc>hispanic.E2:hispanic.E7</svg:desc>
                </draw:g>
              </table:table-cell>
              <table:table-cell office:value-type="float" office:value="0.00039916049326873">
                <text:p>0.00039916049326873</text:p>
                <draw:g>
                  <svg:desc>hispanic.F2:hispanic.F7</svg:desc>
                </draw:g>
              </table:table-cell>
              <table:table-cell office:value-type="float" office:value="0.032">
                <text:p>0.032</text:p>
                <draw:g>
                  <svg:desc>hispanic.G2:hispanic.G7</svg:desc>
                </draw:g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0.00222893957436414">
                <text:p>0.00222893957436414</text:p>
              </table:table-cell>
              <table:table-cell office:value-type="float" office:value="0.00131356727340965">
                <text:p>0.00131356727340965</text:p>
              </table:table-cell>
              <table:table-cell office:value-type="float" office:value="0.00272034820457018">
                <text:p>0.00272034820457018</text:p>
              </table:table-cell>
              <table:table-cell office:value-type="float" office:value="0.00146986472365323">
                <text:p>0.00146986472365323</text:p>
              </table:table-cell>
              <table:table-cell office:value-type="float" office:value="0.00288654573304819">
                <text:p>0.00288654573304819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23">
                <text:p>0.023</text:p>
              </table:table-cell>
              <table:table-cell office:value-type="float" office:value="0.026">
                <text:p>0.026</text:p>
              </table:table-cell>
              <table:table-cell office:value-type="float" office:value="0.056">
                <text:p>0.056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0243288232532332">
                <text:p>0.0243288232532332</text:p>
              </table:table-cell>
              <table:table-cell office:value-type="float" office:value="0.0303915539155392">
                <text:p>0.0303915539155392</text:p>
              </table:table-cell>
              <table:table-cell office:value-type="float" office:value="0.0410572821450335">
                <text:p>0.0410572821450335</text:p>
              </table:table-cell>
              <table:table-cell office:value-type="float" office:value="0.0314290246729422">
                <text:p>0.0314290246729422</text:p>
              </table:table-cell>
              <table:table-cell office:value-type="float" office:value="0.0791249664715822">
                <text:p>0.079124966471582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371884113502352">
                <text:p>0.0371884113502352</text:p>
              </table:table-cell>
              <table:table-cell office:value-type="float" office:value="0.058094809930566">
                <text:p>0.058094809930566</text:p>
              </table:table-cell>
              <table:table-cell office:value-type="float" office:value="0.101050008898381">
                <text:p>0.101050008898381</text:p>
              </table:table-cell>
              <table:table-cell office:value-type="float" office:value="0.0899906100793996">
                <text:p>0.0899906100793996</text:p>
              </table:table-cell>
              <table:table-cell office:value-type="float" office:value="0.123216514820932">
                <text:p>0.12321651482093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0504517764422094">
                <text:p>0.0504517764422094</text:p>
              </table:table-cell>
              <table:table-cell office:value-type="float" office:value="0.0754801250558285">
                <text:p>0.0754801250558285</text:p>
              </table:table-cell>
              <table:table-cell office:value-type="float" office:value="0.134208850201692">
                <text:p>0.134208850201692</text:p>
              </table:table-cell>
              <table:table-cell office:value-type="float" office:value="0.132514799481746">
                <text:p>0.132514799481746</text:p>
              </table:table-cell>
              <table:table-cell office:value-type="float" office:value="0.158026354430553">
                <text:p>0.158026354430553</text:p>
              </table:table-cell>
              <table:table-cell office:value-type="float" office:value="0.163">
                <text:p>0.16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1cm" svg:stroke-color="#ff9900" draw:fill-color="#ff99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431cm" svg:height="8.308cm" xlink:href=".." xlink:type="simple" chart:class="chart:line" chart:style-name="ch1">
        <chart:legend chart:legend-position="end" svg:x="11.489cm" svg:y="3.357cm" style:legend-expansion="high" chart:style-name="ch2"/>
        <chart:plot-area chart:style-name="ch3" table:cell-range-address="hispanic.A1:hispanic.D7" chart:data-source-has-labels="both" svg:x="1.388cm" svg:y="0.166cm" svg:width="9.773cm" svg:height="6.946cm">
          <chartooo:coordinate-region svg:x="2.353cm" svg:y="0.366cm" svg:width="8.383cm" svg:height="6.099cm"/>
          <chart:axis chart:dimension="x" chart:name="primary-x" chart:style-name="ch4" chartooo:axis-type="text">
            <chart:title svg:x="5.231cm" svg:y="7.279cm" chart:style-name="ch5">
              <text:p>Census Year</text:p>
            </chart:title>
            <chart:categories table:cell-range-address="hispanic.A2:hispanic.A7"/>
          </chart:axis>
          <chart:axis chart:dimension="y" chart:name="primary-y" chart:style-name="ch6">
            <chart:title svg:x="0.451cm" svg:y="5.013cm" chart:style-name="ch7">
              <text:p>% of Population</text:p>
            </chart:title>
            <chart:grid chart:style-name="ch8" chart:class="major"/>
          </chart:axis>
          <chart:series chart:style-name="ch9" chart:values-cell-range-address="hispanic.B2:hispanic.B7" chart:label-cell-address="hispanic.B1:hispanic.B1" chart:class="chart:line">
            <chart:data-point chart:repeated="6"/>
          </chart:series>
          <chart:series chart:style-name="ch10" chart:values-cell-range-address="hispanic.C2:hispanic.C7" chart:label-cell-address="hispanic.C1:hispanic.C1" chart:class="chart:line">
            <chart:data-point chart:repeated="6"/>
          </chart:series>
          <chart:series chart:style-name="ch11" chart:values-cell-range-address="hispanic.D2:hispanic.D7" chart:label-cell-address="hispanic.D1:hispanic.D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wners Grove Village</text:p>
                <draw:g>
                  <svg:desc>hispanic.B1:hispanic.B1</svg:desc>
                </draw:g>
              </table:table-cell>
              <table:table-cell office:value-type="string">
                <text:p>Lisle Village</text:p>
                <draw:g>
                  <svg:desc>hispanic.C1:hispanic.C1</svg:desc>
                </draw:g>
              </table:table-cell>
              <table:table-cell office:value-type="string">
                <text:p>Woodridge Village</text:p>
                <draw:g>
                  <svg:desc>hispanic.D1:hispanic.D1</svg:desc>
                </draw:g>
              </table:table-cell>
            </table:table-row>
          </table:table-header-rows>
          <table:table-rows>
            <table:table-row>
              <table:table-cell office:value-type="float" office:value="1960">
                <text:p>1960</text:p>
                <draw:g>
                  <svg:desc>hispanic.A2:hispanic.A7</svg:desc>
                </draw:g>
              </table:table-cell>
              <table:table-cell office:value-type="float" office:value="0.000850902902524345">
                <text:p>0.000850902902524345</text:p>
                <draw:g>
                  <svg:desc>hispanic.B2:hispanic.B7</svg:desc>
                </draw:g>
              </table:table-cell>
              <table:table-cell office:value-type="float" office:value="0.00474045982460299">
                <text:p>0.00474045982460299</text:p>
                <draw:g>
                  <svg:desc>hispanic.C2:hispanic.C7</svg:desc>
                </draw:g>
              </table:table-cell>
              <table:table-cell office:value-type="float" office:value="NaN">
                <text:p>NaN</text:p>
                <draw:g>
                  <svg:desc>hispanic.D2:hispanic.D7</svg:desc>
                </draw:g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0.00222893957436414">
                <text:p>0.00222893957436414</text:p>
              </table:table-cell>
              <table:table-cell office:value-type="float" office:value="0.00131356727340965">
                <text:p>0.00131356727340965</text:p>
              </table:table-cell>
              <table:table-cell office:value-type="float" office:value="0.00272034820457018">
                <text:p>0.00272034820457018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0243288232532332">
                <text:p>0.0243288232532332</text:p>
              </table:table-cell>
              <table:table-cell office:value-type="float" office:value="0.0303915539155392">
                <text:p>0.0303915539155392</text:p>
              </table:table-cell>
              <table:table-cell office:value-type="float" office:value="0.0410572821450335">
                <text:p>0.041057282145033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371884113502352">
                <text:p>0.0371884113502352</text:p>
              </table:table-cell>
              <table:table-cell office:value-type="float" office:value="0.058094809930566">
                <text:p>0.058094809930566</text:p>
              </table:table-cell>
              <table:table-cell office:value-type="float" office:value="0.101050008898381">
                <text:p>0.10105000889838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0504517764422094">
                <text:p>0.0504517764422094</text:p>
              </table:table-cell>
              <table:table-cell office:value-type="float" office:value="0.0754801250558285">
                <text:p>0.0754801250558285</text:p>
              </table:table-cell>
              <table:table-cell office:value-type="float" office:value="0.134208850201692">
                <text:p>0.13420885020169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1cm" svg:stroke-color="#ff9900" draw:fill-color="#ff99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81cm" svg:height="8.308cm" xlink:href=".." xlink:type="simple" chart:class="chart:line" chart:style-name="ch1">
        <chart:legend chart:legend-position="end" svg:x="12.097cm" svg:y="3.357cm" style:legend-expansion="high" chart:style-name="ch2"/>
        <chart:plot-area chart:style-name="ch3" table:cell-range-address="hispanic.A2:hispanic.A7 hispanic.E1:hispanic.G7" chart:data-source-has-labels="both" svg:x="1.379cm" svg:y="0.166cm" svg:width="10.399cm" svg:height="6.946cm">
          <chartooo:coordinate-region svg:x="2.344cm" svg:y="0.365cm" svg:width="9.009cm" svg:height="6.1cm"/>
          <chart:axis chart:dimension="x" chart:name="primary-x" chart:style-name="ch4" chartooo:axis-type="text">
            <chart:title svg:x="5.535cm" svg:y="7.279cm" chart:style-name="ch5">
              <text:p>Census Year</text:p>
            </chart:title>
            <chart:categories table:cell-range-address="hispanic.A2:hispanic.A7"/>
          </chart:axis>
          <chart:axis chart:dimension="y" chart:name="primary-y" chart:style-name="ch6">
            <chart:title svg:x="0.451cm" svg:y="5.013cm" chart:style-name="ch7">
              <text:p>% of Population</text:p>
            </chart:title>
            <chart:grid chart:style-name="ch8" chart:class="major"/>
          </chart:axis>
          <chart:series chart:style-name="ch9" chart:values-cell-range-address="hispanic.E2:hispanic.E7" chart:label-cell-address="hispanic.E1:hispanic.E1" chart:class="chart:line">
            <chart:data-point chart:repeated="6"/>
          </chart:series>
          <chart:series chart:style-name="ch10" chart:values-cell-range-address="hispanic.F2:hispanic.F7" chart:label-cell-address="hispanic.F1:hispanic.F1" chart:class="chart:line">
            <chart:data-point chart:repeated="6"/>
          </chart:series>
          <chart:series chart:style-name="ch11" chart:values-cell-range-address="hispanic.G2:hispanic.G7" chart:label-cell-address="hispanic.G1:hispanic.G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 Page County</text:p>
                <draw:g>
                  <svg:desc>hispanic.E1:hispanic.E1</svg:desc>
                </draw:g>
              </table:table-cell>
              <table:table-cell office:value-type="string">
                <text:p>Illinois</text:p>
                <draw:g>
                  <svg:desc>hispanic.F1:hispanic.F1</svg:desc>
                </draw:g>
              </table:table-cell>
              <table:table-cell office:value-type="string">
                <text:p>United States</text:p>
                <draw:g>
                  <svg:desc>hispanic.G1:hispanic.G1</svg:desc>
                </draw:g>
              </table:table-cell>
            </table:table-row>
          </table:table-header-rows>
          <table:table-rows>
            <table:table-row>
              <table:table-cell office:value-type="float" office:value="1960">
                <text:p>1960</text:p>
                <draw:g>
                  <svg:desc>hispanic.A2:hispanic.A7</svg:desc>
                </draw:g>
              </table:table-cell>
              <table:table-cell office:value-type="float" office:value="0.00029349930931956">
                <text:p>0.00029349930931956</text:p>
                <draw:g>
                  <svg:desc>hispanic.E2:hispanic.E7</svg:desc>
                </draw:g>
              </table:table-cell>
              <table:table-cell office:value-type="float" office:value="0.00039916049326873">
                <text:p>0.00039916049326873</text:p>
                <draw:g>
                  <svg:desc>hispanic.F2:hispanic.F7</svg:desc>
                </draw:g>
              </table:table-cell>
              <table:table-cell office:value-type="float" office:value="0.032">
                <text:p>0.032</text:p>
                <draw:g>
                  <svg:desc>hispanic.G2:hispanic.G7</svg:desc>
                </draw:g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0.00146986472365323">
                <text:p>0.00146986472365323</text:p>
              </table:table-cell>
              <table:table-cell office:value-type="float" office:value="0.00288654573304819">
                <text:p>0.00288654573304819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.026">
                <text:p>0.026</text:p>
              </table:table-cell>
              <table:table-cell office:value-type="float" office:value="0.056">
                <text:p>0.056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0314290246729422">
                <text:p>0.0314290246729422</text:p>
              </table:table-cell>
              <table:table-cell office:value-type="float" office:value="0.0791249664715822">
                <text:p>0.079124966471582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899906100793996">
                <text:p>0.0899906100793996</text:p>
              </table:table-cell>
              <table:table-cell office:value-type="float" office:value="0.123216514820932">
                <text:p>0.12321651482093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132514799481746">
                <text:p>0.132514799481746</text:p>
              </table:table-cell>
              <table:table-cell office:value-type="float" office:value="0.158026354430553">
                <text:p>0.158026354430553</text:p>
              </table:table-cell>
              <table:table-cell office:value-type="float" office:value="0.163">
                <text:p>0.16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1cm" svg:stroke-color="#ff9900" draw:fill-color="#ff99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71cm" svg:stroke-color="#109618" draw:fill-color="#109618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71cm" svg:stroke-color="#990099" draw:fill-color="#990099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71cm" svg:stroke-color="#0099c6" draw:fill-color="#0099c6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3.758cm" svg:height="7.198cm" xlink:href=".." xlink:type="simple" chart:class="chart:line" chart:style-name="ch1">
        <chart:legend chart:legend-position="end" svg:x="8.816cm" svg:y="2.055cm" style:legend-expansion="high" chart:style-name="ch2"/>
        <chart:plot-area chart:style-name="ch3" table:cell-range-address="pop.A1:pop.G7" chart:data-source-has-labels="both" svg:x="1.335cm" svg:y="0.143cm" svg:width="7.206cm" svg:height="5.882cm">
          <chartooo:coordinate-region svg:x="2.089cm" svg:y="0.143cm" svg:width="6.312cm" svg:height="3.861cm"/>
          <chart:axis chart:dimension="x" chart:name="primary-x" chart:style-name="ch4" chartooo:axis-type="text">
            <chart:title svg:x="3.551cm" svg:y="6.169cm" chart:style-name="ch5">
              <text:p>Census Decades</text:p>
            </chart:title>
            <chart:categories table:cell-range-address="pop.A2:pop.A7"/>
          </chart:axis>
          <chart:axis chart:dimension="y" chart:name="primary-y" chart:style-name="ch6">
            <chart:title svg:x="0.451cm" svg:y="3.73cm" chart:style-name="ch7">
              <text:p>Growth</text:p>
            </chart:title>
            <chart:grid chart:style-name="ch8" chart:class="major"/>
          </chart:axis>
          <chart:series chart:style-name="ch9" chart:values-cell-range-address="pop.B2:pop.B7" chart:label-cell-address="pop.B1:pop.B1" chart:class="chart:line">
            <chart:data-point chart:repeated="6"/>
          </chart:series>
          <chart:series chart:style-name="ch10" chart:values-cell-range-address="pop.C2:pop.C7" chart:label-cell-address="pop.C1:pop.C1" chart:class="chart:line">
            <chart:data-point chart:repeated="6"/>
          </chart:series>
          <chart:series chart:style-name="ch11" chart:values-cell-range-address="pop.D2:pop.D7" chart:label-cell-address="pop.D1:pop.D1" chart:class="chart:line">
            <chart:data-point chart:repeated="6"/>
          </chart:series>
          <chart:series chart:style-name="ch12" chart:values-cell-range-address="pop.E2:pop.E7" chart:label-cell-address="pop.E1:pop.E1" chart:class="chart:line">
            <chart:data-point chart:repeated="6"/>
          </chart:series>
          <chart:series chart:style-name="ch13" chart:values-cell-range-address="pop.F2:pop.F7" chart:label-cell-address="pop.F1:pop.F1" chart:class="chart:line">
            <chart:data-point chart:repeated="6"/>
          </chart:series>
          <chart:series chart:style-name="ch14" chart:values-cell-range-address="pop.G2:pop.G7" chart:label-cell-address="pop.G1:pop.G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wners Grove Village</text:p>
                <draw:g>
                  <svg:desc>pop.B1:pop.B1</svg:desc>
                </draw:g>
              </table:table-cell>
              <table:table-cell office:value-type="string">
                <text:p>Lisle Village</text:p>
                <draw:g>
                  <svg:desc>pop.C1:pop.C1</svg:desc>
                </draw:g>
              </table:table-cell>
              <table:table-cell office:value-type="string">
                <text:p>Woodridge Village</text:p>
                <draw:g>
                  <svg:desc>pop.D1:pop.D1</svg:desc>
                </draw:g>
              </table:table-cell>
              <table:table-cell office:value-type="string">
                <text:p>Du Page County</text:p>
                <draw:g>
                  <svg:desc>pop.E1:pop.E1</svg:desc>
                </draw:g>
              </table:table-cell>
              <table:table-cell office:value-type="string">
                <text:p>Illinois</text:p>
                <draw:g>
                  <svg:desc>pop.F1:pop.F1</svg:desc>
                </draw:g>
              </table:table-cell>
              <table:table-cell office:value-type="string">
                <text:p>United States</text:p>
                <draw:g>
                  <svg:desc>pop.G1:pop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op.A2:pop.A7</svg:desc>
                </draw:g>
              </table:table-cell>
              <table:table-cell office:value-type="float" office:value="NaN">
                <text:p>NaN</text:p>
                <draw:g>
                  <svg:desc>pop.B2:pop.B7</svg:desc>
                </draw:g>
              </table:table-cell>
              <table:table-cell office:value-type="float" office:value="NaN">
                <text:p>NaN</text:p>
                <draw:g>
                  <svg:desc>pop.C2:pop.C7</svg:desc>
                </draw:g>
              </table:table-cell>
              <table:table-cell office:value-type="float" office:value="NaN">
                <text:p>NaN</text:p>
                <draw:g>
                  <svg:desc>pop.D2:pop.D7</svg:desc>
                </draw:g>
              </table:table-cell>
              <table:table-cell office:value-type="float" office:value="NaN">
                <text:p>NaN</text:p>
                <draw:g>
                  <svg:desc>pop.E2:pop.E7</svg:desc>
                </draw:g>
              </table:table-cell>
              <table:table-cell office:value-type="float" office:value="NaN">
                <text:p>NaN</text:p>
                <draw:g>
                  <svg:desc>pop.F2:pop.F7</svg:desc>
                </draw:g>
              </table:table-cell>
              <table:table-cell office:value-type="float" office:value="NaN">
                <text:p>NaN</text:p>
                <draw:g>
                  <svg:desc>pop.G2:pop.G7</svg:desc>
                </draw:g>
              </table:table-cell>
            </table:table-row>
            <table:table-row>
              <table:table-cell office:value-type="string">
                <text:p>1960-1970</text:p>
              </table:table-cell>
              <table:table-cell office:value-type="float" office:value="0.548217831143046">
                <text:p>0.548217831143046</text:p>
              </table:table-cell>
              <table:table-cell office:value-type="float" office:value="0.263095520265466">
                <text:p>0.263095520265466</text:p>
              </table:table-cell>
              <table:table-cell office:value-type="float" office:value="NaN">
                <text:p>NaN</text:p>
              </table:table-cell>
              <table:table-cell office:value-type="float" office:value="0.569206818116564">
                <text:p>0.569206818116564</text:p>
              </table:table-cell>
              <table:table-cell office:value-type="float" office:value="0.102450333582709">
                <text:p>0.102450333582709</text:p>
              </table:table-cell>
              <table:table-cell office:value-type="float" office:value="0.134220554593683">
                <text:p>0.134220554593683</text:p>
              </table:table-cell>
            </table:table-row>
            <table:table-row>
              <table:table-cell office:value-type="string">
                <text:p>1970-1980</text:p>
              </table:table-cell>
              <table:table-cell office:value-type="float" office:value="0.299868706299044">
                <text:p>0.299868706299044</text:p>
              </table:table-cell>
              <table:table-cell office:value-type="float" office:value="1.55676487145806">
                <text:p>1.55676487145806</text:p>
              </table:table-cell>
              <table:table-cell office:value-type="float" office:value="1.02412042074719">
                <text:p>1.02412042074719</text:p>
              </table:table-cell>
              <table:table-cell office:value-type="float" office:value="0.339404572641406">
                <text:p>0.339404572641406</text:p>
              </table:table-cell>
              <table:table-cell office:value-type="float" office:value="0.0281285473353551">
                <text:p>0.0281285473353551</text:p>
              </table:table-cell>
              <table:table-cell office:value-type="float" office:value="0.113820427900639">
                <text:p>0.113820427900639</text:p>
              </table:table-cell>
            </table:table-row>
            <table:table-row>
              <table:table-cell office:value-type="string">
                <text:p>1980-1990</text:p>
              </table:table-cell>
              <table:table-cell office:value-type="float" office:value="0.100676500986564">
                <text:p>0.100676500986564</text:p>
              </table:table-cell>
              <table:table-cell office:value-type="float" office:value="0.432073394495413">
                <text:p>0.432073394495413</text:p>
              </table:table-cell>
              <table:table-cell office:value-type="float" office:value="0.17623868828958">
                <text:p>0.17623868828958</text:p>
              </table:table-cell>
              <table:table-cell office:value-type="float" office:value="0.186447469677261">
                <text:p>0.186447469677261</text:p>
              </table:table-cell>
              <table:table-cell office:value-type="float" office:value="0.000350585598720739">
                <text:p>0.000350585598720739</text:p>
              </table:table-cell>
              <table:table-cell office:value-type="float" office:value="0.0978522946181873">
                <text:p>0.0978522946181873</text:p>
              </table:table-cell>
            </table:table-row>
            <table:table-row>
              <table:table-cell office:value-type="string">
                <text:p>1990-2000</text:p>
              </table:table-cell>
              <table:table-cell office:value-type="float" office:value="0.00253958769046908">
                <text:p>0.00253958769046908</text:p>
              </table:table-cell>
              <table:table-cell office:value-type="float" office:value="0.0259840098400984">
                <text:p>0.0259840098400984</text:p>
              </table:table-cell>
              <table:table-cell office:value-type="float" office:value="0.0700411334552102">
                <text:p>0.0700411334552102</text:p>
              </table:table-cell>
              <table:table-cell office:value-type="float" office:value="0.156710154976678">
                <text:p>0.156710154976678</text:p>
              </table:table-cell>
              <table:table-cell office:value-type="float" office:value="0.0864950944840875">
                <text:p>0.0864950944840875</text:p>
              </table:table-cell>
              <table:table-cell office:value-type="float" office:value="0.131526877503572">
                <text:p>0.131526877503572</text:p>
              </table:table-cell>
            </table:table-row>
            <table:table-row>
              <table:table-cell office:value-type="string">
                <text:p>2000-2010</text:p>
              </table:table-cell>
              <table:table-cell office:value-type="float" office:value="0.0413180918321732">
                <text:p>0.0413180918321732</text:p>
              </table:table-cell>
              <table:table-cell office:value-type="float" office:value="0.11843748438983">
                <text:p>0.11843748438983</text:p>
              </table:table-cell>
              <table:table-cell office:value-type="float" office:value="0.173554013169603">
                <text:p>0.173554013169603</text:p>
              </table:table-cell>
              <table:table-cell office:value-type="float" office:value="0.0141158488366563">
                <text:p>0.0141158488366563</text:p>
              </table:table-cell>
              <table:table-cell office:value-type="float" office:value="0.0331209675140123">
                <text:p>0.0331209675140123</text:p>
              </table:table-cell>
              <table:table-cell office:value-type="float" office:value="0.0970913472528326">
                <text:p>0.09709134725283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1cm" svg:stroke-color="#ff9900" draw:fill-color="#ff99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71cm" svg:stroke-color="#109618" draw:fill-color="#109618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71cm" svg:stroke-color="#990099" draw:fill-color="#990099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71cm" svg:stroke-color="#0099c6" draw:fill-color="#0099c6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3.308cm" svg:height="7.039cm" xlink:href=".." xlink:type="simple" chart:class="chart:line" chart:style-name="ch1">
        <chart:legend chart:legend-position="end" svg:x="8.366cm" svg:y="1.975cm" style:legend-expansion="high" chart:style-name="ch2"/>
        <chart:plot-area chart:style-name="ch3" table:cell-range-address="black.A1:black.G7" chart:data-source-has-labels="both" svg:x="1.326cm" svg:y="0.14cm" svg:width="6.774cm" svg:height="5.729cm">
          <chartooo:coordinate-region svg:x="2.291cm" svg:y="0.339cm" svg:width="5.385cm" svg:height="4.883cm"/>
          <chart:axis chart:dimension="x" chart:name="primary-x" chart:style-name="ch4" chartooo:axis-type="text">
            <chart:title svg:x="3.67cm" svg:y="6.01cm" chart:style-name="ch5">
              <text:p>Census Year</text:p>
            </chart:title>
            <chart:categories table:cell-range-address="black.A2:black.A7"/>
          </chart:axis>
          <chart:axis chart:dimension="y" chart:name="primary-y" chart:style-name="ch6">
            <chart:title svg:x="0.451cm" svg:y="4.378cm" chart:style-name="ch7">
              <text:p>% of Population</text:p>
            </chart:title>
            <chart:grid chart:style-name="ch8" chart:class="major"/>
          </chart:axis>
          <chart:series chart:style-name="ch9" chart:values-cell-range-address="black.B2:black.B7" chart:label-cell-address="black.B1:black.B1" chart:class="chart:line">
            <chart:data-point chart:repeated="6"/>
          </chart:series>
          <chart:series chart:style-name="ch10" chart:values-cell-range-address="black.C2:black.C7" chart:label-cell-address="black.C1:black.C1" chart:class="chart:line">
            <chart:data-point chart:repeated="6"/>
          </chart:series>
          <chart:series chart:style-name="ch11" chart:values-cell-range-address="black.D2:black.D7" chart:label-cell-address="black.D1:black.D1" chart:class="chart:line">
            <chart:data-point chart:repeated="6"/>
          </chart:series>
          <chart:series chart:style-name="ch12" chart:values-cell-range-address="black.E2:black.E7" chart:label-cell-address="black.E1:black.E1" chart:class="chart:line">
            <chart:data-point chart:repeated="6"/>
          </chart:series>
          <chart:series chart:style-name="ch13" chart:values-cell-range-address="black.F2:black.F7" chart:label-cell-address="black.F1:black.F1" chart:class="chart:line">
            <chart:data-point chart:repeated="6"/>
          </chart:series>
          <chart:series chart:style-name="ch14" chart:values-cell-range-address="black.G2:black.G7" chart:label-cell-address="black.G1:black.G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wners Grove Village</text:p>
                <draw:g>
                  <svg:desc>black.B1:black.B1</svg:desc>
                </draw:g>
              </table:table-cell>
              <table:table-cell office:value-type="string">
                <text:p>Lisle Village</text:p>
                <draw:g>
                  <svg:desc>black.C1:black.C1</svg:desc>
                </draw:g>
              </table:table-cell>
              <table:table-cell office:value-type="string">
                <text:p>Woodridge Village</text:p>
                <draw:g>
                  <svg:desc>black.D1:black.D1</svg:desc>
                </draw:g>
              </table:table-cell>
              <table:table-cell office:value-type="string">
                <text:p>Du Page County</text:p>
                <draw:g>
                  <svg:desc>black.E1:black.E1</svg:desc>
                </draw:g>
              </table:table-cell>
              <table:table-cell office:value-type="string">
                <text:p>Illinois</text:p>
                <draw:g>
                  <svg:desc>black.F1:black.F1</svg:desc>
                </draw:g>
              </table:table-cell>
              <table:table-cell office:value-type="string">
                <text:p>United States</text:p>
                <draw:g>
                  <svg:desc>black.G1:black.G1</svg:desc>
                </draw:g>
              </table:table-cell>
            </table:table-row>
          </table:table-header-rows>
          <table:table-rows>
            <table:table-row>
              <table:table-cell office:value-type="float" office:value="1960">
                <text:p>1960</text:p>
                <draw:g>
                  <svg:desc>black.A2:black.A7</svg:desc>
                </draw:g>
              </table:table-cell>
              <table:table-cell office:value-type="float" office:value="0.00118180958683937">
                <text:p>0.00118180958683937</text:p>
                <draw:g>
                  <svg:desc>black.B2:black.B7</svg:desc>
                </draw:g>
              </table:table-cell>
              <table:table-cell office:value-type="float" office:value="0.00355534486845224">
                <text:p>0.00355534486845224</text:p>
                <draw:g>
                  <svg:desc>black.C2:black.C7</svg:desc>
                </draw:g>
              </table:table-cell>
              <table:table-cell office:value-type="float" office:value="NaN">
                <text:p>NaN</text:p>
                <draw:g>
                  <svg:desc>black.D2:black.D7</svg:desc>
                </draw:g>
              </table:table-cell>
              <table:table-cell office:value-type="float" office:value="0.00215977209140589">
                <text:p>0.00215977209140589</text:p>
                <draw:g>
                  <svg:desc>black.E2:black.E7</svg:desc>
                </draw:g>
              </table:table-cell>
              <table:table-cell office:value-type="float" office:value="0.102911788506836">
                <text:p>0.102911788506836</text:p>
                <draw:g>
                  <svg:desc>black.F2:black.F7</svg:desc>
                </draw:g>
              </table:table-cell>
              <table:table-cell office:value-type="float" office:value="0.105">
                <text:p>0.105</text:p>
                <draw:g>
                  <svg:desc>black.G2:black.G7</svg:desc>
                </draw:g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0.00189307196726818">
                <text:p>0.00189307196726818</text:p>
              </table:table-cell>
              <table:table-cell office:value-type="float" office:value="0.004">
                <text:p>0.004</text:p>
              </table:table-cell>
              <table:table-cell office:value-type="float" office:value="0.00308306129851288">
                <text:p>0.00308306129851288</text:p>
              </table:table-cell>
              <table:table-cell office:value-type="float" office:value="0.00335852907811223">
                <text:p>0.00335852907811223</text:p>
              </table:table-cell>
              <table:table-cell office:value-type="float" office:value="0.128277584907507">
                <text:p>0.128277584907507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.011">
                <text:p>0.011</text:p>
              </table:table-cell>
              <table:table-cell office:value-type="float" office:value="0.03">
                <text:p>0.03</text:p>
              </table:table-cell>
              <table:table-cell office:value-type="float" office:value="0.039">
                <text:p>0.039</text:p>
              </table:table-cell>
              <table:table-cell office:value-type="float" office:value="0.012">
                <text:p>0.012</text:p>
              </table:table-cell>
              <table:table-cell office:value-type="float" office:value="0.147">
                <text:p>0.147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0172649280805839">
                <text:p>0.0172649280805839</text:p>
              </table:table-cell>
              <table:table-cell office:value-type="float" office:value="0.0288027880278803">
                <text:p>0.0288027880278803</text:p>
              </table:table-cell>
              <table:table-cell office:value-type="float" office:value="0.060900365630713">
                <text:p>0.060900365630713</text:p>
              </table:table-cell>
              <table:table-cell office:value-type="float" office:value="0.019780827105183">
                <text:p>0.019780827105183</text:p>
              </table:table-cell>
              <table:table-cell office:value-type="float" office:value="0.148222552058063">
                <text:p>0.148222552058063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193924686548737">
                <text:p>0.0193924686548737</text:p>
              </table:table-cell>
              <table:table-cell office:value-type="float" office:value="0.036315500274739">
                <text:p>0.036315500274739</text:p>
              </table:table-cell>
              <table:table-cell office:value-type="float" office:value="0.0868481936287596">
                <text:p>0.0868481936287596</text:p>
              </table:table-cell>
              <table:table-cell office:value-type="float" office:value="0.0305255369342407">
                <text:p>0.0305255369342407</text:p>
              </table:table-cell>
              <table:table-cell office:value-type="float" office:value="0.151133804476632">
                <text:p>0.151133804476632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0291099390817286">
                <text:p>0.0291099390817286</text:p>
              </table:table-cell>
              <table:table-cell office:value-type="float" office:value="0.0563197856185797">
                <text:p>0.0563197856185797</text:p>
              </table:table-cell>
              <table:table-cell office:value-type="float" office:value="0.0891086105971915">
                <text:p>0.0891086105971915</text:p>
              </table:table-cell>
              <table:table-cell office:value-type="float" office:value="0.0461826716281829">
                <text:p>0.0461826716281829</text:p>
              </table:table-cell>
              <table:table-cell office:value-type="float" office:value="0.145465476681118">
                <text:p>0.145465476681118</text:p>
              </table:table-cell>
              <table:table-cell office:value-type="float" office:value="0.126">
                <text:p>0.1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1cm" svg:stroke-color="#ff9900" draw:fill-color="#ff99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3.864cm" svg:height="7.249cm" xlink:href=".." xlink:type="simple" chart:class="chart:line" chart:style-name="ch1">
        <chart:legend chart:legend-position="end" svg:x="8.922cm" svg:y="2.827cm" style:legend-expansion="high" chart:style-name="ch2"/>
        <chart:plot-area chart:style-name="ch3" table:cell-range-address="pop.A1:pop.D7" chart:data-source-has-labels="both" svg:x="1.337cm" svg:y="0.144cm" svg:width="7.308cm" svg:height="5.931cm">
          <chartooo:coordinate-region svg:x="2.091cm" svg:y="0.144cm" svg:width="6.414cm" svg:height="3.91cm"/>
          <chart:axis chart:dimension="x" chart:name="primary-x" chart:style-name="ch4" chartooo:axis-type="text">
            <chart:title svg:x="3.604cm" svg:y="6.22cm" chart:style-name="ch5">
              <text:p>Census Decades</text:p>
            </chart:title>
            <chart:categories table:cell-range-address="pop.A2:pop.A7"/>
          </chart:axis>
          <chart:axis chart:dimension="y" chart:name="primary-y" chart:style-name="ch6">
            <chart:title svg:x="0.451cm" svg:y="3.755cm" chart:style-name="ch7">
              <text:p>Growth</text:p>
            </chart:title>
            <chart:grid chart:style-name="ch8" chart:class="major"/>
          </chart:axis>
          <chart:series chart:style-name="ch9" chart:values-cell-range-address="pop.B2:pop.B7" chart:label-cell-address="pop.B1:pop.B1" chart:class="chart:line">
            <chart:data-point chart:repeated="6"/>
          </chart:series>
          <chart:series chart:style-name="ch10" chart:values-cell-range-address="pop.C2:pop.C7" chart:label-cell-address="pop.C1:pop.C1" chart:class="chart:line">
            <chart:data-point chart:repeated="6"/>
          </chart:series>
          <chart:series chart:style-name="ch11" chart:values-cell-range-address="pop.D2:pop.D7" chart:label-cell-address="pop.D1:pop.D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wners Grove Village</text:p>
                <draw:g>
                  <svg:desc>pop.B1:pop.B1</svg:desc>
                </draw:g>
              </table:table-cell>
              <table:table-cell office:value-type="string">
                <text:p>Lisle Village</text:p>
                <draw:g>
                  <svg:desc>pop.C1:pop.C1</svg:desc>
                </draw:g>
              </table:table-cell>
              <table:table-cell office:value-type="string">
                <text:p>Woodridge Village</text:p>
                <draw:g>
                  <svg:desc>pop.D1:pop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op.A2:pop.A7</svg:desc>
                </draw:g>
              </table:table-cell>
              <table:table-cell office:value-type="float" office:value="NaN">
                <text:p>NaN</text:p>
                <draw:g>
                  <svg:desc>pop.B2:pop.B7</svg:desc>
                </draw:g>
              </table:table-cell>
              <table:table-cell office:value-type="float" office:value="NaN">
                <text:p>NaN</text:p>
                <draw:g>
                  <svg:desc>pop.C2:pop.C7</svg:desc>
                </draw:g>
              </table:table-cell>
              <table:table-cell office:value-type="float" office:value="NaN">
                <text:p>NaN</text:p>
                <draw:g>
                  <svg:desc>pop.D2:pop.D7</svg:desc>
                </draw:g>
              </table:table-cell>
            </table:table-row>
            <table:table-row>
              <table:table-cell office:value-type="string">
                <text:p>1960-1970</text:p>
              </table:table-cell>
              <table:table-cell office:value-type="float" office:value="0.548217831143046">
                <text:p>0.548217831143046</text:p>
              </table:table-cell>
              <table:table-cell office:value-type="float" office:value="0.263095520265466">
                <text:p>0.263095520265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-1980</text:p>
              </table:table-cell>
              <table:table-cell office:value-type="float" office:value="0.299868706299044">
                <text:p>0.299868706299044</text:p>
              </table:table-cell>
              <table:table-cell office:value-type="float" office:value="1.55676487145806">
                <text:p>1.55676487145806</text:p>
              </table:table-cell>
              <table:table-cell office:value-type="float" office:value="1.02412042074719">
                <text:p>1.02412042074719</text:p>
              </table:table-cell>
            </table:table-row>
            <table:table-row>
              <table:table-cell office:value-type="string">
                <text:p>1980-1990</text:p>
              </table:table-cell>
              <table:table-cell office:value-type="float" office:value="0.100676500986564">
                <text:p>0.100676500986564</text:p>
              </table:table-cell>
              <table:table-cell office:value-type="float" office:value="0.432073394495413">
                <text:p>0.432073394495413</text:p>
              </table:table-cell>
              <table:table-cell office:value-type="float" office:value="0.17623868828958">
                <text:p>0.17623868828958</text:p>
              </table:table-cell>
            </table:table-row>
            <table:table-row>
              <table:table-cell office:value-type="string">
                <text:p>1990-2000</text:p>
              </table:table-cell>
              <table:table-cell office:value-type="float" office:value="0.00253958769046908">
                <text:p>0.00253958769046908</text:p>
              </table:table-cell>
              <table:table-cell office:value-type="float" office:value="0.0259840098400984">
                <text:p>0.0259840098400984</text:p>
              </table:table-cell>
              <table:table-cell office:value-type="float" office:value="0.0700411334552102">
                <text:p>0.0700411334552102</text:p>
              </table:table-cell>
            </table:table-row>
            <table:table-row>
              <table:table-cell office:value-type="string">
                <text:p>2000-2010</text:p>
              </table:table-cell>
              <table:table-cell office:value-type="float" office:value="0.0413180918321732">
                <text:p>0.0413180918321732</text:p>
              </table:table-cell>
              <table:table-cell office:value-type="float" office:value="0.11843748438983">
                <text:p>0.11843748438983</text:p>
              </table:table-cell>
              <table:table-cell office:value-type="float" office:value="0.173554013169603">
                <text:p>0.1735540131696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1cm" svg:stroke-color="#ff9900" draw:fill-color="#ff99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3.916cm" svg:height="7.408cm" xlink:href=".." xlink:type="simple" chart:class="chart:line" chart:style-name="ch1">
        <chart:legend chart:legend-position="end" svg:x="8.974cm" svg:y="2.907cm" style:legend-expansion="high" chart:style-name="ch2"/>
        <chart:plot-area chart:style-name="ch3" table:cell-range-address="black.A1:black.D7" chart:data-source-has-labels="both" svg:x="1.338cm" svg:y="0.148cm" svg:width="7.358cm" svg:height="6.082cm">
          <chartooo:coordinate-region svg:x="2.303cm" svg:y="0.347cm" svg:width="5.968cm" svg:height="5.236cm"/>
          <chart:axis chart:dimension="x" chart:name="primary-x" chart:style-name="ch4" chartooo:axis-type="text">
            <chart:title svg:x="3.974cm" svg:y="6.379cm" chart:style-name="ch5">
              <text:p>Census Year</text:p>
            </chart:title>
            <chart:categories table:cell-range-address="black.A2:black.A7"/>
          </chart:axis>
          <chart:axis chart:dimension="y" chart:name="primary-y" chart:style-name="ch6">
            <chart:title svg:x="0.451cm" svg:y="4.563cm" chart:style-name="ch7">
              <text:p>% of Population</text:p>
            </chart:title>
            <chart:grid chart:style-name="ch8" chart:class="major"/>
          </chart:axis>
          <chart:series chart:style-name="ch9" chart:values-cell-range-address="black.B2:black.B7" chart:label-cell-address="black.B1:black.B1" chart:class="chart:line">
            <chart:data-point chart:repeated="6"/>
          </chart:series>
          <chart:series chart:style-name="ch10" chart:values-cell-range-address="black.C2:black.C7" chart:label-cell-address="black.C1:black.C1" chart:class="chart:line">
            <chart:data-point chart:repeated="6"/>
          </chart:series>
          <chart:series chart:style-name="ch11" chart:values-cell-range-address="black.D2:black.D7" chart:label-cell-address="black.D1:black.D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wners Grove Village</text:p>
                <draw:g>
                  <svg:desc>black.B1:black.B1</svg:desc>
                </draw:g>
              </table:table-cell>
              <table:table-cell office:value-type="string">
                <text:p>Lisle Village</text:p>
                <draw:g>
                  <svg:desc>black.C1:black.C1</svg:desc>
                </draw:g>
              </table:table-cell>
              <table:table-cell office:value-type="string">
                <text:p>Woodridge Village</text:p>
                <draw:g>
                  <svg:desc>black.D1:black.D1</svg:desc>
                </draw:g>
              </table:table-cell>
            </table:table-row>
          </table:table-header-rows>
          <table:table-rows>
            <table:table-row>
              <table:table-cell office:value-type="float" office:value="1960">
                <text:p>1960</text:p>
                <draw:g>
                  <svg:desc>black.A2:black.A7</svg:desc>
                </draw:g>
              </table:table-cell>
              <table:table-cell office:value-type="float" office:value="0.00118180958683937">
                <text:p>0.00118180958683937</text:p>
                <draw:g>
                  <svg:desc>black.B2:black.B7</svg:desc>
                </draw:g>
              </table:table-cell>
              <table:table-cell office:value-type="float" office:value="0.00355534486845224">
                <text:p>0.00355534486845224</text:p>
                <draw:g>
                  <svg:desc>black.C2:black.C7</svg:desc>
                </draw:g>
              </table:table-cell>
              <table:table-cell office:value-type="float" office:value="NaN">
                <text:p>NaN</text:p>
                <draw:g>
                  <svg:desc>black.D2:black.D7</svg:desc>
                </draw:g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0.00189307196726818">
                <text:p>0.00189307196726818</text:p>
              </table:table-cell>
              <table:table-cell office:value-type="float" office:value="0.004">
                <text:p>0.004</text:p>
              </table:table-cell>
              <table:table-cell office:value-type="float" office:value="0.00308306129851288">
                <text:p>0.00308306129851288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.011">
                <text:p>0.011</text:p>
              </table:table-cell>
              <table:table-cell office:value-type="float" office:value="0.03">
                <text:p>0.03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0172649280805839">
                <text:p>0.0172649280805839</text:p>
              </table:table-cell>
              <table:table-cell office:value-type="float" office:value="0.0288027880278803">
                <text:p>0.0288027880278803</text:p>
              </table:table-cell>
              <table:table-cell office:value-type="float" office:value="0.060900365630713">
                <text:p>0.06090036563071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193924686548737">
                <text:p>0.0193924686548737</text:p>
              </table:table-cell>
              <table:table-cell office:value-type="float" office:value="0.036315500274739">
                <text:p>0.036315500274739</text:p>
              </table:table-cell>
              <table:table-cell office:value-type="float" office:value="0.0868481936287596">
                <text:p>0.086848193628759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0291099390817286">
                <text:p>0.0291099390817286</text:p>
              </table:table-cell>
              <table:table-cell office:value-type="float" office:value="0.0563197856185797">
                <text:p>0.0563197856185797</text:p>
              </table:table-cell>
              <table:table-cell office:value-type="float" office:value="0.0891086105971915">
                <text:p>0.08910861059719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1cm" svg:stroke-color="#ff9900" draw:fill-color="#ff99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4.394cm" svg:height="7.302cm" xlink:href=".." xlink:type="simple" chart:class="chart:line" chart:style-name="ch1">
        <chart:legend chart:legend-position="end" svg:x="9.452cm" svg:y="2.854cm" style:legend-expansion="high" chart:style-name="ch2"/>
        <chart:plot-area chart:style-name="ch3" table:cell-range-address="hispanic.A1:hispanic.D7" chart:data-source-has-labels="both" svg:x="1.347cm" svg:y="0.146cm" svg:width="7.818cm" svg:height="5.98cm">
          <chartooo:coordinate-region svg:x="2.312cm" svg:y="0.346cm" svg:width="6.428cm" svg:height="5.133cm"/>
          <chart:axis chart:dimension="x" chart:name="primary-x" chart:style-name="ch4" chartooo:axis-type="text">
            <chart:title svg:x="4.213cm" svg:y="6.273cm" chart:style-name="ch5">
              <text:p>Census Year</text:p>
            </chart:title>
            <chart:categories table:cell-range-address="hispanic.A2:hispanic.A7"/>
          </chart:axis>
          <chart:axis chart:dimension="y" chart:name="primary-y" chart:style-name="ch6">
            <chart:title svg:x="0.451cm" svg:y="4.51cm" chart:style-name="ch7">
              <text:p>% of Population</text:p>
            </chart:title>
            <chart:grid chart:style-name="ch8" chart:class="major"/>
          </chart:axis>
          <chart:series chart:style-name="ch9" chart:values-cell-range-address="hispanic.B2:hispanic.B7" chart:label-cell-address="hispanic.B1:hispanic.B1" chart:class="chart:line">
            <chart:data-point chart:repeated="6"/>
          </chart:series>
          <chart:series chart:style-name="ch10" chart:values-cell-range-address="hispanic.C2:hispanic.C7" chart:label-cell-address="hispanic.C1:hispanic.C1" chart:class="chart:line">
            <chart:data-point chart:repeated="6"/>
          </chart:series>
          <chart:series chart:style-name="ch11" chart:values-cell-range-address="hispanic.D2:hispanic.D7" chart:label-cell-address="hispanic.D1:hispanic.D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wners Grove Village</text:p>
                <draw:g>
                  <svg:desc>hispanic.B1:hispanic.B1</svg:desc>
                </draw:g>
              </table:table-cell>
              <table:table-cell office:value-type="string">
                <text:p>Lisle Village</text:p>
                <draw:g>
                  <svg:desc>hispanic.C1:hispanic.C1</svg:desc>
                </draw:g>
              </table:table-cell>
              <table:table-cell office:value-type="string">
                <text:p>Woodridge Village</text:p>
                <draw:g>
                  <svg:desc>hispanic.D1:hispanic.D1</svg:desc>
                </draw:g>
              </table:table-cell>
            </table:table-row>
          </table:table-header-rows>
          <table:table-rows>
            <table:table-row>
              <table:table-cell office:value-type="float" office:value="1960">
                <text:p>1960</text:p>
                <draw:g>
                  <svg:desc>hispanic.A2:hispanic.A7</svg:desc>
                </draw:g>
              </table:table-cell>
              <table:table-cell office:value-type="float" office:value="0.000850902902524345">
                <text:p>0.000850902902524345</text:p>
                <draw:g>
                  <svg:desc>hispanic.B2:hispanic.B7</svg:desc>
                </draw:g>
              </table:table-cell>
              <table:table-cell office:value-type="float" office:value="0.00474045982460299">
                <text:p>0.00474045982460299</text:p>
                <draw:g>
                  <svg:desc>hispanic.C2:hispanic.C7</svg:desc>
                </draw:g>
              </table:table-cell>
              <table:table-cell office:value-type="float" office:value="NaN">
                <text:p>NaN</text:p>
                <draw:g>
                  <svg:desc>hispanic.D2:hispanic.D7</svg:desc>
                </draw:g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0.00222893957436414">
                <text:p>0.00222893957436414</text:p>
              </table:table-cell>
              <table:table-cell office:value-type="float" office:value="0.00131356727340965">
                <text:p>0.00131356727340965</text:p>
              </table:table-cell>
              <table:table-cell office:value-type="float" office:value="0.00272034820457018">
                <text:p>0.00272034820457018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0243288232532332">
                <text:p>0.0243288232532332</text:p>
              </table:table-cell>
              <table:table-cell office:value-type="float" office:value="0.0303915539155392">
                <text:p>0.0303915539155392</text:p>
              </table:table-cell>
              <table:table-cell office:value-type="float" office:value="0.0410572821450335">
                <text:p>0.041057282145033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371884113502352">
                <text:p>0.0371884113502352</text:p>
              </table:table-cell>
              <table:table-cell office:value-type="float" office:value="0.058094809930566">
                <text:p>0.058094809930566</text:p>
              </table:table-cell>
              <table:table-cell office:value-type="float" office:value="0.101050008898381">
                <text:p>0.10105000889838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0504517764422094">
                <text:p>0.0504517764422094</text:p>
              </table:table-cell>
              <table:table-cell office:value-type="float" office:value="0.0754801250558285">
                <text:p>0.0754801250558285</text:p>
              </table:table-cell>
              <table:table-cell office:value-type="float" office:value="0.134208850201692">
                <text:p>0.13420885020169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1cm" svg:stroke-color="#ff9900" draw:fill-color="#ff99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71cm" svg:stroke-color="#109618" draw:fill-color="#109618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71cm" svg:stroke-color="#990099" draw:fill-color="#990099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71cm" svg:stroke-color="#0099c6" draw:fill-color="#0099c6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3.81cm" svg:height="7.197cm" xlink:href=".." xlink:type="simple" chart:class="chart:line" chart:style-name="ch1">
        <chart:legend chart:legend-position="end" svg:x="8.868cm" svg:y="2.054cm" style:legend-expansion="high" chart:style-name="ch2"/>
        <chart:plot-area chart:style-name="ch3" table:cell-range-address="pop.A1:pop.G7" chart:data-source-has-labels="both" svg:x="1.336cm" svg:y="0.143cm" svg:width="7.256cm" svg:height="5.881cm">
          <chartooo:coordinate-region svg:x="2.09cm" svg:y="0.143cm" svg:width="6.362cm" svg:height="3.86cm"/>
          <chart:axis chart:dimension="x" chart:name="primary-x" chart:style-name="ch4" chartooo:axis-type="text">
            <chart:title svg:x="4.45cm" svg:y="6.168cm" chart:style-name="ch5">
              <text:p>Years</text:p>
            </chart:title>
            <chart:categories table:cell-range-address="pop.A2:pop.A7"/>
          </chart:axis>
          <chart:axis chart:dimension="y" chart:name="primary-y" chart:style-name="ch6">
            <chart:title svg:x="0.451cm" svg:y="3.729cm" chart:style-name="ch7">
              <text:p>Growth</text:p>
            </chart:title>
            <chart:grid chart:style-name="ch8" chart:class="major"/>
          </chart:axis>
          <chart:series chart:style-name="ch9" chart:values-cell-range-address="pop.B2:pop.B7" chart:label-cell-address="pop.B1:pop.B1" chart:class="chart:line">
            <chart:data-point chart:repeated="6"/>
          </chart:series>
          <chart:series chart:style-name="ch10" chart:values-cell-range-address="pop.C2:pop.C7" chart:label-cell-address="pop.C1:pop.C1" chart:class="chart:line">
            <chart:data-point chart:repeated="6"/>
          </chart:series>
          <chart:series chart:style-name="ch11" chart:values-cell-range-address="pop.D2:pop.D7" chart:label-cell-address="pop.D1:pop.D1" chart:class="chart:line">
            <chart:data-point chart:repeated="6"/>
          </chart:series>
          <chart:series chart:style-name="ch12" chart:values-cell-range-address="pop.E2:pop.E7" chart:label-cell-address="pop.E1:pop.E1" chart:class="chart:line">
            <chart:data-point chart:repeated="6"/>
          </chart:series>
          <chart:series chart:style-name="ch13" chart:values-cell-range-address="pop.F2:pop.F7" chart:label-cell-address="pop.F1:pop.F1" chart:class="chart:line">
            <chart:data-point chart:repeated="6"/>
          </chart:series>
          <chart:series chart:style-name="ch14" chart:values-cell-range-address="pop.G2:pop.G7" chart:label-cell-address="pop.G1:pop.G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wners Grove Village</text:p>
                <draw:g>
                  <svg:desc>pop.B1:pop.B1</svg:desc>
                </draw:g>
              </table:table-cell>
              <table:table-cell office:value-type="string">
                <text:p>Lisle Village</text:p>
                <draw:g>
                  <svg:desc>pop.C1:pop.C1</svg:desc>
                </draw:g>
              </table:table-cell>
              <table:table-cell office:value-type="string">
                <text:p>Woodridge Village</text:p>
                <draw:g>
                  <svg:desc>pop.D1:pop.D1</svg:desc>
                </draw:g>
              </table:table-cell>
              <table:table-cell office:value-type="string">
                <text:p>Du Page County</text:p>
                <draw:g>
                  <svg:desc>pop.E1:pop.E1</svg:desc>
                </draw:g>
              </table:table-cell>
              <table:table-cell office:value-type="string">
                <text:p>Illinois</text:p>
                <draw:g>
                  <svg:desc>pop.F1:pop.F1</svg:desc>
                </draw:g>
              </table:table-cell>
              <table:table-cell office:value-type="string">
                <text:p>United States</text:p>
                <draw:g>
                  <svg:desc>pop.G1:pop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op.A2:pop.A7</svg:desc>
                </draw:g>
              </table:table-cell>
              <table:table-cell office:value-type="float" office:value="NaN">
                <text:p>NaN</text:p>
                <draw:g>
                  <svg:desc>pop.B2:pop.B7</svg:desc>
                </draw:g>
              </table:table-cell>
              <table:table-cell office:value-type="float" office:value="NaN">
                <text:p>NaN</text:p>
                <draw:g>
                  <svg:desc>pop.C2:pop.C7</svg:desc>
                </draw:g>
              </table:table-cell>
              <table:table-cell office:value-type="float" office:value="NaN">
                <text:p>NaN</text:p>
                <draw:g>
                  <svg:desc>pop.D2:pop.D7</svg:desc>
                </draw:g>
              </table:table-cell>
              <table:table-cell office:value-type="float" office:value="NaN">
                <text:p>NaN</text:p>
                <draw:g>
                  <svg:desc>pop.E2:pop.E7</svg:desc>
                </draw:g>
              </table:table-cell>
              <table:table-cell office:value-type="float" office:value="NaN">
                <text:p>NaN</text:p>
                <draw:g>
                  <svg:desc>pop.F2:pop.F7</svg:desc>
                </draw:g>
              </table:table-cell>
              <table:table-cell office:value-type="float" office:value="NaN">
                <text:p>NaN</text:p>
                <draw:g>
                  <svg:desc>pop.G2:pop.G7</svg:desc>
                </draw:g>
              </table:table-cell>
            </table:table-row>
            <table:table-row>
              <table:table-cell office:value-type="string">
                <text:p>1960-1970</text:p>
              </table:table-cell>
              <table:table-cell office:value-type="float" office:value="0.548217831143046">
                <text:p>0.548217831143046</text:p>
              </table:table-cell>
              <table:table-cell office:value-type="float" office:value="0.263095520265466">
                <text:p>0.263095520265466</text:p>
              </table:table-cell>
              <table:table-cell office:value-type="float" office:value="NaN">
                <text:p>NaN</text:p>
              </table:table-cell>
              <table:table-cell office:value-type="float" office:value="0.569206818116564">
                <text:p>0.569206818116564</text:p>
              </table:table-cell>
              <table:table-cell office:value-type="float" office:value="0.102450333582709">
                <text:p>0.102450333582709</text:p>
              </table:table-cell>
              <table:table-cell office:value-type="float" office:value="0.134220554593683">
                <text:p>0.134220554593683</text:p>
              </table:table-cell>
            </table:table-row>
            <table:table-row>
              <table:table-cell office:value-type="string">
                <text:p>1970-1980</text:p>
              </table:table-cell>
              <table:table-cell office:value-type="float" office:value="0.299868706299044">
                <text:p>0.299868706299044</text:p>
              </table:table-cell>
              <table:table-cell office:value-type="float" office:value="1.55676487145806">
                <text:p>1.55676487145806</text:p>
              </table:table-cell>
              <table:table-cell office:value-type="float" office:value="1.02412042074719">
                <text:p>1.02412042074719</text:p>
              </table:table-cell>
              <table:table-cell office:value-type="float" office:value="0.339404572641406">
                <text:p>0.339404572641406</text:p>
              </table:table-cell>
              <table:table-cell office:value-type="float" office:value="0.0281285473353551">
                <text:p>0.0281285473353551</text:p>
              </table:table-cell>
              <table:table-cell office:value-type="float" office:value="0.113820427900639">
                <text:p>0.113820427900639</text:p>
              </table:table-cell>
            </table:table-row>
            <table:table-row>
              <table:table-cell office:value-type="string">
                <text:p>1980-1990</text:p>
              </table:table-cell>
              <table:table-cell office:value-type="float" office:value="0.100676500986564">
                <text:p>0.100676500986564</text:p>
              </table:table-cell>
              <table:table-cell office:value-type="float" office:value="0.432073394495413">
                <text:p>0.432073394495413</text:p>
              </table:table-cell>
              <table:table-cell office:value-type="float" office:value="0.17623868828958">
                <text:p>0.17623868828958</text:p>
              </table:table-cell>
              <table:table-cell office:value-type="float" office:value="0.186447469677261">
                <text:p>0.186447469677261</text:p>
              </table:table-cell>
              <table:table-cell office:value-type="float" office:value="0.000350585598720739">
                <text:p>0.000350585598720739</text:p>
              </table:table-cell>
              <table:table-cell office:value-type="float" office:value="0.0978522946181873">
                <text:p>0.0978522946181873</text:p>
              </table:table-cell>
            </table:table-row>
            <table:table-row>
              <table:table-cell office:value-type="string">
                <text:p>1990-2000</text:p>
              </table:table-cell>
              <table:table-cell office:value-type="float" office:value="0.00253958769046908">
                <text:p>0.00253958769046908</text:p>
              </table:table-cell>
              <table:table-cell office:value-type="float" office:value="0.0259840098400984">
                <text:p>0.0259840098400984</text:p>
              </table:table-cell>
              <table:table-cell office:value-type="float" office:value="0.0700411334552102">
                <text:p>0.0700411334552102</text:p>
              </table:table-cell>
              <table:table-cell office:value-type="float" office:value="0.156710154976678">
                <text:p>0.156710154976678</text:p>
              </table:table-cell>
              <table:table-cell office:value-type="float" office:value="0.0864950944840875">
                <text:p>0.0864950944840875</text:p>
              </table:table-cell>
              <table:table-cell office:value-type="float" office:value="0.131526877503572">
                <text:p>0.131526877503572</text:p>
              </table:table-cell>
            </table:table-row>
            <table:table-row>
              <table:table-cell office:value-type="string">
                <text:p>2000-2010</text:p>
              </table:table-cell>
              <table:table-cell office:value-type="float" office:value="0.0413180918321732">
                <text:p>0.0413180918321732</text:p>
              </table:table-cell>
              <table:table-cell office:value-type="float" office:value="0.11843748438983">
                <text:p>0.11843748438983</text:p>
              </table:table-cell>
              <table:table-cell office:value-type="float" office:value="0.173554013169603">
                <text:p>0.173554013169603</text:p>
              </table:table-cell>
              <table:table-cell office:value-type="float" office:value="0.0141158488366563">
                <text:p>0.0141158488366563</text:p>
              </table:table-cell>
              <table:table-cell office:value-type="float" office:value="0.0331209675140123">
                <text:p>0.0331209675140123</text:p>
              </table:table-cell>
              <table:table-cell office:value-type="float" office:value="0.0970913472528326">
                <text:p>0.097091347252832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1cm" svg:stroke-color="#ff9900" draw:fill-color="#ff99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4.208cm" svg:height="7.249cm" xlink:href=".." xlink:type="simple" chart:class="chart:line" chart:style-name="ch1">
        <chart:legend chart:legend-position="end" svg:x="9.266cm" svg:y="2.827cm" style:legend-expansion="high" chart:style-name="ch2"/>
        <chart:plot-area chart:style-name="ch3" table:cell-range-address="pop.A1:pop.D7" chart:data-source-has-labels="both" svg:x="1.344cm" svg:y="0.144cm" svg:width="7.638cm" svg:height="5.931cm">
          <chartooo:coordinate-region svg:x="2.098cm" svg:y="0.144cm" svg:width="6.744cm" svg:height="3.91cm"/>
          <chart:axis chart:dimension="x" chart:name="primary-x" chart:style-name="ch4" chartooo:axis-type="text">
            <chart:title svg:x="4.649cm" svg:y="6.22cm" chart:style-name="ch5">
              <text:p>Years</text:p>
            </chart:title>
            <chart:categories table:cell-range-address="pop.A2:pop.A7"/>
          </chart:axis>
          <chart:axis chart:dimension="y" chart:name="primary-y" chart:style-name="ch6">
            <chart:title svg:x="0.451cm" svg:y="3.755cm" chart:style-name="ch7">
              <text:p>Growth</text:p>
            </chart:title>
            <chart:grid chart:style-name="ch8" chart:class="major"/>
          </chart:axis>
          <chart:series chart:style-name="ch9" chart:values-cell-range-address="pop.B2:pop.B7" chart:label-cell-address="pop.B1:pop.B1" chart:class="chart:line">
            <chart:data-point chart:repeated="6"/>
          </chart:series>
          <chart:series chart:style-name="ch10" chart:values-cell-range-address="pop.C2:pop.C7" chart:label-cell-address="pop.C1:pop.C1" chart:class="chart:line">
            <chart:data-point chart:repeated="6"/>
          </chart:series>
          <chart:series chart:style-name="ch11" chart:values-cell-range-address="pop.D2:pop.D7" chart:label-cell-address="pop.D1:pop.D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wners Grove Village</text:p>
                <draw:g>
                  <svg:desc>pop.B1:pop.B1</svg:desc>
                </draw:g>
              </table:table-cell>
              <table:table-cell office:value-type="string">
                <text:p>Lisle Village</text:p>
                <draw:g>
                  <svg:desc>pop.C1:pop.C1</svg:desc>
                </draw:g>
              </table:table-cell>
              <table:table-cell office:value-type="string">
                <text:p>Woodridge Village</text:p>
                <draw:g>
                  <svg:desc>pop.D1:pop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op.A2:pop.A7</svg:desc>
                </draw:g>
              </table:table-cell>
              <table:table-cell office:value-type="float" office:value="NaN">
                <text:p>NaN</text:p>
                <draw:g>
                  <svg:desc>pop.B2:pop.B7</svg:desc>
                </draw:g>
              </table:table-cell>
              <table:table-cell office:value-type="float" office:value="NaN">
                <text:p>NaN</text:p>
                <draw:g>
                  <svg:desc>pop.C2:pop.C7</svg:desc>
                </draw:g>
              </table:table-cell>
              <table:table-cell office:value-type="float" office:value="NaN">
                <text:p>NaN</text:p>
                <draw:g>
                  <svg:desc>pop.D2:pop.D7</svg:desc>
                </draw:g>
              </table:table-cell>
            </table:table-row>
            <table:table-row>
              <table:table-cell office:value-type="string">
                <text:p>1960-1970</text:p>
              </table:table-cell>
              <table:table-cell office:value-type="float" office:value="0.548217831143046">
                <text:p>0.548217831143046</text:p>
              </table:table-cell>
              <table:table-cell office:value-type="float" office:value="0.263095520265466">
                <text:p>0.263095520265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-1980</text:p>
              </table:table-cell>
              <table:table-cell office:value-type="float" office:value="0.299868706299044">
                <text:p>0.299868706299044</text:p>
              </table:table-cell>
              <table:table-cell office:value-type="float" office:value="1.55676487145806">
                <text:p>1.55676487145806</text:p>
              </table:table-cell>
              <table:table-cell office:value-type="float" office:value="1.02412042074719">
                <text:p>1.02412042074719</text:p>
              </table:table-cell>
            </table:table-row>
            <table:table-row>
              <table:table-cell office:value-type="string">
                <text:p>1980-1990</text:p>
              </table:table-cell>
              <table:table-cell office:value-type="float" office:value="0.100676500986564">
                <text:p>0.100676500986564</text:p>
              </table:table-cell>
              <table:table-cell office:value-type="float" office:value="0.432073394495413">
                <text:p>0.432073394495413</text:p>
              </table:table-cell>
              <table:table-cell office:value-type="float" office:value="0.17623868828958">
                <text:p>0.17623868828958</text:p>
              </table:table-cell>
            </table:table-row>
            <table:table-row>
              <table:table-cell office:value-type="string">
                <text:p>1990-2000</text:p>
              </table:table-cell>
              <table:table-cell office:value-type="float" office:value="0.00253958769046908">
                <text:p>0.00253958769046908</text:p>
              </table:table-cell>
              <table:table-cell office:value-type="float" office:value="0.0259840098400984">
                <text:p>0.0259840098400984</text:p>
              </table:table-cell>
              <table:table-cell office:value-type="float" office:value="0.0700411334552102">
                <text:p>0.0700411334552102</text:p>
              </table:table-cell>
            </table:table-row>
            <table:table-row>
              <table:table-cell office:value-type="string">
                <text:p>2000-2010</text:p>
              </table:table-cell>
              <table:table-cell office:value-type="float" office:value="0.0413180918321732">
                <text:p>0.0413180918321732</text:p>
              </table:table-cell>
              <table:table-cell office:value-type="float" office:value="0.11843748438983">
                <text:p>0.11843748438983</text:p>
              </table:table-cell>
              <table:table-cell office:value-type="float" office:value="0.173554013169603">
                <text:p>0.17355401316960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1cm" svg:stroke-color="#ff9900" draw:fill-color="#ff99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3.758cm" svg:height="7.249cm" xlink:href=".." xlink:type="simple" chart:class="chart:line" chart:style-name="ch1">
        <chart:legend chart:legend-position="end" svg:x="9.874cm" svg:y="2.827cm" style:legend-expansion="high" chart:style-name="ch2"/>
        <chart:plot-area chart:style-name="ch3" table:cell-range-address="pop.A2:pop.A7 pop.E1:pop.G7" chart:data-source-has-labels="both" svg:x="1.335cm" svg:y="0.144cm" svg:width="8.264cm" svg:height="5.931cm">
          <chartooo:coordinate-region svg:x="2.089cm" svg:y="0.144cm" svg:width="7.37cm" svg:height="3.909cm"/>
          <chart:axis chart:dimension="x" chart:name="primary-x" chart:style-name="ch4" chartooo:axis-type="text">
            <chart:title svg:x="4.953cm" svg:y="6.22cm" chart:style-name="ch5">
              <text:p>Years</text:p>
            </chart:title>
            <chart:categories table:cell-range-address="pop.A2:pop.A7"/>
          </chart:axis>
          <chart:axis chart:dimension="y" chart:name="primary-y" chart:style-name="ch6">
            <chart:title svg:x="0.451cm" svg:y="3.755cm" chart:style-name="ch7">
              <text:p>Growth</text:p>
            </chart:title>
            <chart:grid chart:style-name="ch8" chart:class="major"/>
          </chart:axis>
          <chart:series chart:style-name="ch9" chart:values-cell-range-address="pop.E2:pop.E7" chart:label-cell-address="pop.E1:pop.E1" chart:class="chart:line">
            <chart:data-point chart:repeated="6"/>
          </chart:series>
          <chart:series chart:style-name="ch10" chart:values-cell-range-address="pop.F2:pop.F7" chart:label-cell-address="pop.F1:pop.F1" chart:class="chart:line">
            <chart:data-point chart:repeated="6"/>
          </chart:series>
          <chart:series chart:style-name="ch11" chart:values-cell-range-address="pop.G2:pop.G7" chart:label-cell-address="pop.G1:pop.G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 Page County</text:p>
                <draw:g>
                  <svg:desc>pop.E1:pop.E1</svg:desc>
                </draw:g>
              </table:table-cell>
              <table:table-cell office:value-type="string">
                <text:p>Illinois</text:p>
                <draw:g>
                  <svg:desc>pop.F1:pop.F1</svg:desc>
                </draw:g>
              </table:table-cell>
              <table:table-cell office:value-type="string">
                <text:p>United States</text:p>
                <draw:g>
                  <svg:desc>pop.G1:pop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op.A2:pop.A7</svg:desc>
                </draw:g>
              </table:table-cell>
              <table:table-cell office:value-type="float" office:value="NaN">
                <text:p>NaN</text:p>
                <draw:g>
                  <svg:desc>pop.E2:pop.E7</svg:desc>
                </draw:g>
              </table:table-cell>
              <table:table-cell office:value-type="float" office:value="NaN">
                <text:p>NaN</text:p>
                <draw:g>
                  <svg:desc>pop.F2:pop.F7</svg:desc>
                </draw:g>
              </table:table-cell>
              <table:table-cell office:value-type="float" office:value="NaN">
                <text:p>NaN</text:p>
                <draw:g>
                  <svg:desc>pop.G2:pop.G7</svg:desc>
                </draw:g>
              </table:table-cell>
            </table:table-row>
            <table:table-row>
              <table:table-cell office:value-type="string">
                <text:p>1960-1970</text:p>
              </table:table-cell>
              <table:table-cell office:value-type="float" office:value="0.569206818116564">
                <text:p>0.569206818116564</text:p>
              </table:table-cell>
              <table:table-cell office:value-type="float" office:value="0.102450333582709">
                <text:p>0.102450333582709</text:p>
              </table:table-cell>
              <table:table-cell office:value-type="float" office:value="0.134220554593683">
                <text:p>0.134220554593683</text:p>
              </table:table-cell>
            </table:table-row>
            <table:table-row>
              <table:table-cell office:value-type="string">
                <text:p>1970-1980</text:p>
              </table:table-cell>
              <table:table-cell office:value-type="float" office:value="0.339404572641406">
                <text:p>0.339404572641406</text:p>
              </table:table-cell>
              <table:table-cell office:value-type="float" office:value="0.0281285473353551">
                <text:p>0.0281285473353551</text:p>
              </table:table-cell>
              <table:table-cell office:value-type="float" office:value="0.113820427900639">
                <text:p>0.113820427900639</text:p>
              </table:table-cell>
            </table:table-row>
            <table:table-row>
              <table:table-cell office:value-type="string">
                <text:p>1980-1990</text:p>
              </table:table-cell>
              <table:table-cell office:value-type="float" office:value="0.186447469677261">
                <text:p>0.186447469677261</text:p>
              </table:table-cell>
              <table:table-cell office:value-type="float" office:value="0.000350585598720739">
                <text:p>0.000350585598720739</text:p>
              </table:table-cell>
              <table:table-cell office:value-type="float" office:value="0.0978522946181873">
                <text:p>0.0978522946181873</text:p>
              </table:table-cell>
            </table:table-row>
            <table:table-row>
              <table:table-cell office:value-type="string">
                <text:p>1990-2000</text:p>
              </table:table-cell>
              <table:table-cell office:value-type="float" office:value="0.156710154976678">
                <text:p>0.156710154976678</text:p>
              </table:table-cell>
              <table:table-cell office:value-type="float" office:value="0.0864950944840875">
                <text:p>0.0864950944840875</text:p>
              </table:table-cell>
              <table:table-cell office:value-type="float" office:value="0.131526877503572">
                <text:p>0.131526877503572</text:p>
              </table:table-cell>
            </table:table-row>
            <table:table-row>
              <table:table-cell office:value-type="string">
                <text:p>2000-2010</text:p>
              </table:table-cell>
              <table:table-cell office:value-type="float" office:value="0.0141158488366563">
                <text:p>0.0141158488366563</text:p>
              </table:table-cell>
              <table:table-cell office:value-type="float" office:value="0.0331209675140123">
                <text:p>0.0331209675140123</text:p>
              </table:table-cell>
              <table:table-cell office:value-type="float" office:value="0.0970913472528326">
                <text:p>0.097091347252832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